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71.09pt"/>
    </style:style>
    <style:style style:name="co9" style:family="table-column">
      <style:table-column-properties fo:break-before="auto" style:column-width="73.64pt"/>
    </style:style>
    <style:style style:name="co6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40.86pt"/>
    </style:style>
    <style:style style:name="co11" style:family="table-column">
      <style:table-column-properties fo:break-before="auto" style:column-width="201.4pt"/>
    </style:style>
    <style:style style:name="co12" style:family="table-column">
      <style:table-column-properties fo:break-before="auto" style:column-width="61.74pt"/>
    </style:style>
    <style:style style:name="co13" style:family="table-column">
      <style:table-column-properties fo:break-before="auto" style:column-width="238.71pt"/>
    </style:style>
    <style:style style:name="co14" style:family="table-column">
      <style:table-column-properties fo:break-before="auto" style:column-width="78.69pt"/>
    </style:style>
    <style:style style:name="co15" style:family="table-column">
      <style:table-column-properties fo:break-before="auto" style:column-width="321.9pt"/>
    </style:style>
    <style:style style:name="co16" style:family="table-column">
      <style:table-column-properties fo:break-before="auto" style:column-width="60.94pt"/>
    </style:style>
    <style:style style:name="co17" style:family="table-column">
      <style:table-column-properties fo:break-before="auto" style:column-width="61.2pt"/>
    </style:style>
    <style:style style:name="co18" style:family="table-column">
      <style:table-column-properties fo:break-before="auto" style:column-width="72.54pt"/>
    </style:style>
    <style:style style:name="co19" style:family="table-column">
      <style:table-column-properties fo:break-before="auto" style:column-width="152.16pt"/>
    </style:style>
    <style:style style:name="co20" style:family="table-column">
      <style:table-column-properties fo:break-before="auto" style:column-width="48.5pt"/>
    </style:style>
    <style:style style:name="co21" style:family="table-column">
      <style:table-column-properties fo:break-before="auto" style:column-width="67.89pt"/>
    </style:style>
    <style:style style:name="co22" style:family="table-column">
      <style:table-column-properties fo:break-before="auto" style:column-width="58.14pt"/>
    </style:style>
    <style:style style:name="co23" style:family="table-column">
      <style:table-column-properties fo:break-before="auto" style:column-width="423.0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7" style:family="table-row">
      <style:table-row-properties style:row-height="11.5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3.8pt" fo:break-before="auto" style:use-optimal-row-height="false"/>
    </style:style>
    <style:style style:name="ro10" style:family="table-row">
      <style:table-row-properties style:row-height="13.41pt" fo:break-before="auto" style:use-optimal-row-height="true"/>
    </style:style>
    <style:style style:name="ro11" style:family="table-row">
      <style:table-row-properties style:row-height="13.44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13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22pt" fo:font-weight="bold" style:font-size-asian="22pt" style:font-weight-asian="bold" style:font-size-complex="22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fo:background-color="#ccffcc" fo:border="0.06pt solid #000000"/>
      <style:text-properties style:text-position=""/>
    </style:style>
    <style:style style:name="ce135" style:family="table-cell" style:parent-style-name="Default">
      <style:table-cell-properties fo:background-color="#ccccff" fo:border="0.06pt solid #000000"/>
      <style:text-properties style:text-position=""/>
    </style:style>
    <style:style style:name="ce146" style:family="table-cell" style:parent-style-name="Default">
      <style:table-cell-properties fo:border-bottom="none" fo:background-color="#cc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147" style:family="table-cell" style:parent-style-name="Default">
      <style:table-cell-properties fo:border-bottom="none" fo:background-color="#cc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7" style:family="table-cell" style:parent-style-name="Default">
      <style:table-cell-properties fo:background-color="#ffffcc" fo:border="0.06pt solid #000000"/>
      <style:text-properties style:text-position=""/>
    </style:style>
    <style:style style:name="ce163" style:family="table-cell" style:parent-style-name="Default" style:data-style-name="N2">
      <style:table-cell-properties fo:border="0.06pt solid #000000"/>
      <style:text-properties style:text-position=""/>
    </style:style>
    <style:style style:name="ce164" style:family="table-cell" style:parent-style-name="Default" style:data-style-name="N2">
      <style:table-cell-properties fo:border-bottom="none" fo:background-color="#ccffcc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text-position=""/>
    </style:style>
    <style:style style:name="ce165" style:family="table-cell" style:parent-style-name="Default" style:data-style-name="N2">
      <style:table-cell-properties fo:background-color="#ccffcc" style:text-align-source="fix" style:repeat-content="false" fo:wrap-option="wrap" fo:border="none"/>
      <style:paragraph-properties fo:text-align="start" fo:margin-left="0pt"/>
      <style:text-properties style:text-position=""/>
    </style:style>
    <style:style style:name="ce169" style:family="table-cell" style:parent-style-name="Default" style:data-style-name="N2">
      <style:text-properties style:text-position=""/>
    </style:style>
    <style:style style:name="ce173" style:family="table-cell" style:parent-style-name="Default" style:data-style-name="N2">
      <style:table-cell-properties fo:background-color="#ffffcc" fo:border="0.06pt solid #000000"/>
      <style:text-properties style:text-position=""/>
    </style:style>
    <style:style style:name="ce175" style:family="table-cell" style:parent-style-name="Default" style:data-style-name="N2">
      <style:table-cell-properties fo:background-color="#ccffcc" fo:border="0.06pt solid #000000"/>
      <style:text-properties style:text-position=""/>
    </style:style>
    <style:style style:name="ce176" style:family="table-cell" style:parent-style-name="Default" style:data-style-name="N2">
      <style:table-cell-properties fo:background-color="#ccccff" fo:border="0.06pt solid #000000"/>
      <style:text-properties style:text-position=""/>
    </style:style>
    <style:style style:name="ce188" style:family="table-cell" style:parent-style-name="Default">
      <style:text-properties style:text-position="" fo:font-size="22pt" style:font-size-asian="22pt" style:font-size-complex="22pt"/>
    </style:style>
    <style:style style:name="ce190" style:family="table-cell" style:parent-style-name="Default">
      <style:table-cell-properties fo:border-bottom="none" fo:background-color="#ccffcc" style:text-align-source="fix" style:repeat-content="false" fo:wrap-option="wrap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191" style:family="table-cell" style:parent-style-name="Default">
      <style:table-cell-properties fo:border-bottom="none" fo:background-color="#ccffcc" style:text-align-source="fix" style:repeat-content="false" fo:wrap-option="wrap" fo:border-left="none" fo:border-right="0.06pt solid #000000" fo:border-top="none"/>
      <style:paragraph-properties fo:text-align="start" fo:margin-left="0pt"/>
      <style:text-properties style:text-position=""/>
    </style:style>
    <style:style style:name="ce195" style:family="table-cell" style:parent-style-name="Default">
      <style:table-cell-properties fo:background-color="transparent"/>
      <style:text-properties style:text-position="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197" style:family="table-cell" style:parent-style-name="Default">
      <style:table-cell-properties fo:background-color="#ffffcc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ackground-color="#ccccff" fo:border="0.06pt solid #000000"/>
      <style:text-properties style:text-position="" fo:font-weight="bold" style:font-weight-asian="bold" style:font-weight-complex="bold"/>
    </style:style>
    <style:style style:name="ce199" style:family="table-cell" style:parent-style-name="Default">
      <style:table-cell-properties fo:background-color="#ccffcc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>
      <style:table-cell-properties fo:border-bottom="0.06pt solid #000000" fo:background-color="#cc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01" style:family="table-cell" style:parent-style-name="Default">
      <style:table-cell-properties fo:background-color="#ffffcc" fo:border="0.06pt solid #000000"/>
      <style:text-properties style:text-position=""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2">
      <style:table-cell-properties fo:border-bottom="0.06pt solid #000000" fo:background-color="#ccffcc" style:text-align-source="fix" style:repeat-content="false" fo:wrap-option="wrap" fo:border-left="none" fo:border-right="none" fo:border-top="none"/>
      <style:paragraph-properties fo:text-align="start" fo:margin-left="0pt"/>
      <style:text-properties style:text-position=""/>
    </style:style>
    <style:style style:name="ce205" style:family="table-cell" style:parent-style-name="Default" style:data-style-name="N2">
      <style:table-cell-properties fo:background-color="#ffffcc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2">
      <style:table-cell-properties fo:background-color="transparent"/>
      <style:text-properties style:text-position=""/>
    </style:style>
    <style:style style:name="ce207" style:family="table-cell" style:parent-style-name="Default" style:data-style-name="N2">
      <style:table-cell-properties fo:background-color="#ffffcc" fo:border="0.06pt solid #000000"/>
      <style:text-properties style:text-position="" fo:font-size="16pt" fo:font-weight="bold" style:font-size-asian="16pt" style:font-weight-asian="bold" style:font-size-complex="16pt" style:font-weight-complex="bold"/>
    </style:style>
    <style:style style:name="ce208" style:family="table-cell" style:parent-style-name="Default" style:data-style-name="N2">
      <style:table-cell-properties fo:background-color="#ccffcc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order-bottom="none" fo:background-color="#ccffcc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text-position=""/>
    </style:style>
    <style:style style:name="ce210" style:family="table-cell" style:parent-style-name="Default">
      <style:table-cell-properties fo:background-color="#ccffcc" style:text-align-source="fix" style:repeat-content="false" fo:wrap-option="wrap" fo:border="none"/>
      <style:paragraph-properties fo:text-align="start" fo:margin-left="0pt"/>
      <style:text-properties style:text-position=""/>
    </style:style>
    <style:style style:name="ce211" style:family="table-cell" style:parent-style-name="Default">
      <style:table-cell-properties fo:border-bottom="0.06pt solid #000000" fo:background-color="#ccffcc" style:text-align-source="fix" style:repeat-content="false" fo:wrap-option="wrap" fo:border-left="none" fo:border-right="none" fo:border-top="none"/>
      <style:paragraph-properties fo:text-align="start" fo:margin-left="0pt"/>
      <style:text-properties style:text-position=""/>
    </style:style>
    <style:style style:name="ce212" style:family="table-cell" style:parent-style-name="Default">
      <style:table-cell-properties fo:border-bottom="0.06pt solid #000000" fo:background-color="#ccffcc" style:text-align-source="fix" style:repeat-content="false" fo:wrap-option="wrap" fo:border-left="none" fo:border-right="0.06pt solid #000000" fo:border-top="none"/>
      <style:paragraph-properties fo:text-align="start" fo:margin-left="0pt"/>
      <style:text-properties style:text-position=""/>
    </style:style>
    <style:style style:name="ce213" style:family="table-cell" style:parent-style-name="Default">
      <style:table-cell-properties fo:background-color="transparent"/>
      <style:text-properties style:text-position="" fo:font-size="16pt" fo:font-weight="bold" style:font-size-asian="16pt" style:font-weight-asian="bold" style:font-size-complex="16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215" style:family="table-cell" style:parent-style-name="Default">
      <style:table-cell-properties fo:border-bottom="0.74pt solid #000000" fo:background-color="#ffffcc" fo:border-left="2.01pt solid #000000" fo:border-right="0.74pt solid #000000" fo:border-top="2.01pt solid #000000"/>
      <style:text-properties style:text-position="" fo:font-weight="bold" style:font-weight-asian="bold" style:font-weight-complex="bold"/>
    </style:style>
    <style:style style:name="ce216" style:family="table-cell" style:parent-style-name="Default" style:data-style-name="N122">
      <style:table-cell-properties fo:border-bottom="0.74pt solid #000000" fo:background-color="#ccffcc" fo:border-left="2.01pt solid #000000" fo:border-right="0.74pt solid #000000" fo:border-top="0.74pt solid #000000"/>
      <style:text-properties style:text-position=""/>
    </style:style>
    <style:style style:name="ce217" style:family="table-cell" style:parent-style-name="Default" style:data-style-name="N122">
      <style:table-cell-properties fo:border-bottom="0.74pt solid #000000" fo:background-color="#ccccff" fo:border-left="2.01pt solid #000000" fo:border-right="0.74pt solid #000000" fo:border-top="0.74pt solid #000000"/>
      <style:text-properties style:text-position=""/>
    </style:style>
    <style:style style:name="ce218" style:family="table-cell" style:parent-style-name="Default" style:data-style-name="N122">
      <style:table-cell-properties fo:border-bottom="2.01pt solid #000000" fo:background-color="#ccffcc" fo:border-left="2.01pt solid #000000" fo:border-right="0.74pt solid #000000" fo:border-top="0.74pt solid #000000"/>
      <style:text-properties style:text-position=""/>
    </style:style>
    <style:style style:name="ce219" style:family="table-cell" style:parent-style-name="Default">
      <style:table-cell-properties fo:border-bottom="0.74pt solid #000000" fo:background-color="#ffffcc" fo:border-left="0.74pt solid #000000" fo:border-right="0.74pt solid #000000" fo:border-top="2.01pt solid #000000"/>
      <style:text-properties style:text-position="" fo:font-weight="bold" style:font-weight-asian="bold" style:font-weight-complex="bold"/>
    </style:style>
    <style:style style:name="ce220" style:family="table-cell" style:parent-style-name="Default" style:data-style-name="N122">
      <style:table-cell-properties fo:background-color="#ccffcc" fo:border="0.74pt solid #000000"/>
      <style:text-properties style:text-position=""/>
    </style:style>
    <style:style style:name="ce221" style:family="table-cell" style:parent-style-name="Default" style:data-style-name="N122">
      <style:table-cell-properties fo:background-color="#ccccff" fo:border="0.74pt solid #000000"/>
      <style:text-properties style:text-position=""/>
    </style:style>
    <style:style style:name="ce222" style:family="table-cell" style:parent-style-name="Default" style:data-style-name="N122">
      <style:table-cell-properties fo:border-bottom="2.01pt solid #000000" fo:background-color="#ccffcc" fo:border-left="0.74pt solid #000000" fo:border-right="0.74pt solid #000000" fo:border-top="0.74pt solid #000000"/>
      <style:text-properties style:text-position=""/>
    </style:style>
    <style:style style:name="ce223" style:family="table-cell" style:parent-style-name="Default">
      <style:table-cell-properties fo:border-bottom="0.74pt solid #000000" fo:background-color="#ffffcc" fo:border-left="0.74pt solid #000000" fo:border-right="2.01pt solid #000000" fo:border-top="2.01pt solid #000000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fo:border-bottom="0.74pt solid #000000" fo:background-color="#ccffcc" fo:border-left="0.74pt solid #000000" fo:border-right="2.01pt solid #000000" fo:border-top="0.74pt solid #000000"/>
      <style:text-properties style:text-position=""/>
    </style:style>
    <style:style style:name="ce225" style:family="table-cell" style:parent-style-name="Default">
      <style:table-cell-properties fo:border-bottom="0.74pt solid #000000" fo:background-color="#ccccff" fo:border-left="0.74pt solid #000000" fo:border-right="2.01pt solid #000000" fo:border-top="0.74pt solid #000000"/>
      <style:text-properties style:text-position=""/>
    </style:style>
    <style:style style:name="ce226" style:family="table-cell" style:parent-style-name="Default">
      <style:table-cell-properties fo:border-bottom="2.01pt solid #000000" fo:background-color="#ccffcc" fo:border-left="0.74pt solid #000000" fo:border-right="2.01pt solid #000000" fo:border-top="0.74pt solid #000000"/>
      <style:text-properties style:text-position=""/>
    </style:style>
    <style:style style:name="ce136" style:family="table-cell" style:parent-style-name="Default">
      <style:table-cell-properties fo:background-color="#ffffcc" fo:border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138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15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74" style:family="table-cell" style:parent-style-name="Default" style:data-style-name="N2">
      <style:table-cell-properties fo:background-color="#ffffcc" fo:border="0.06pt solid #000000"/>
      <style:text-properties style:text-position="" fo:font-weight="bold" style:font-weight-asian="bold" style:font-weight-complex="bold"/>
    </style:style>
    <style:style style:name="ce227" style:family="table-cell" style:parent-style-name="Default">
      <style:table-cell-properties fo:background-color="#ffffcc"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13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4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50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52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66" style:family="table-cell" style:parent-style-name="Default">
      <style:table-cell-properties fo:background-color="#ccffcc"/>
      <style:text-properties style:text-position=""/>
    </style:style>
    <style:style style:name="ce184" style:family="table-cell" style:parent-style-name="Default" style:data-style-name="N2">
      <style:table-cell-properties fo:background-color="#ccffcc"/>
      <style:text-properties style:text-position=""/>
    </style:style>
    <style:style style:name="ce192" style:family="table-cell" style:parent-style-name="Default">
      <style:table-cell-properties fo:border-bottom="none" fo:background-color="#ccffcc" fo:border-left="none" fo:border-right="0.06pt solid #000000" fo:border-top="none"/>
      <style:text-properties style:text-position=""/>
    </style:style>
    <style:style style:name="ce229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 style:data-style-name="N1">
      <style:table-cell-properties fo:background-color="#ccffcc" fo:border="0.06pt solid #000000"/>
      <style:text-properties style:text-position=""/>
    </style:style>
    <style:style style:name="ce232" style:family="table-cell" style:parent-style-name="Default" style:data-style-name="N123">
      <style:table-cell-properties fo:background-color="#ccffcc" fo:border="0.06pt solid #000000"/>
      <style:text-properties style:text-position=""/>
    </style:style>
    <style:style style:name="ce233" style:family="table-cell" style:parent-style-name="Default" style:data-style-name="N1">
      <style:table-cell-properties fo:background-color="#ccccff" fo:border="0.06pt solid #000000"/>
      <style:text-properties style:text-position=""/>
    </style:style>
    <style:style style:name="ce234" style:family="table-cell" style:parent-style-name="Default" style:data-style-name="N2">
      <style:table-cell-properties fo:background-color="#ffffcc"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3">
      <style:table-cell-properties fo:background-color="#ccccff" fo:border="0.06pt solid #000000"/>
      <style:text-properties style:text-position=""/>
    </style:style>
    <style:style style:name="ce236" style:family="table-cell" style:parent-style-name="Default" style:data-style-name="N2">
      <style:table-cell-properties fo:border-bottom="0.06pt solid #000000" fo:background-color="#ccffcc" fo:border-left="none" fo:border-right="none" fo:border-top="none"/>
      <style:text-properties style:text-position="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22pt" style:font-size-asian="22pt" style:font-size-complex="22pt"/>
    </style:style>
    <style:style style:name="ce23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fo:background-color="#ccffcc" fo:border-left="none" fo:border-right="none" fo:border-top="none"/>
      <style:text-properties style:text-position=""/>
    </style:style>
    <style:style style:name="ce240" style:family="table-cell" style:parent-style-name="Default">
      <style:table-cell-properties fo:background-color="#ffffcc"/>
      <style:text-properties style:text-position=""/>
    </style:style>
    <style:style style:name="ce241" style:family="table-cell" style:parent-style-name="Default">
      <style:table-cell-properties fo:background-color="#ccccff"/>
      <style:text-properties style:text-position=""/>
    </style:style>
    <style:style style:name="ce242" style:family="table-cell" style:parent-style-name="Default">
      <style:table-cell-properties fo:background-color="#ffffcc" fo:border="0.06pt solid #000000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text-position=""/>
    </style:style>
    <style:style style:name="ce244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2pt" fo:font-weight="bold" style:font-size-asian="22pt" style:font-weight-asian="bold" style:font-size-complex="22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ccffcc" fo:border="0.06pt solid #000000"/>
    </style:style>
    <style:style style:name="ce89" style:family="table-cell" style:parent-style-name="Default">
      <style:table-cell-properties fo:background-color="#ccccff" fo:border="0.06pt solid #000000"/>
    </style:style>
    <style:style style:name="ce9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pt"/>
    </style:style>
    <style:style style:name="ce9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pt"/>
    </style:style>
    <style:style style:name="ce93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pt"/>
    </style:style>
    <style:style style:name="ce94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</style:style>
    <style:style style:name="ce9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ccffcc" fo:border="0.74pt solid #000000"/>
    </style:style>
    <style:style style:name="ce98" style:family="table-cell" style:parent-style-name="Default">
      <style:table-cell-properties fo:background-color="#ccccff" fo:border="0.74pt solid #000000"/>
    </style:style>
    <style:style style:name="ce99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pt"/>
    </style:style>
    <style:style style:name="ce100" style:family="table-cell" style:parent-style-name="Default">
      <style:table-cell-properties fo:border-bottom="none" fo:background-color="#cc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01" style:family="table-cell" style:parent-style-name="Default">
      <style:table-cell-properties fo:border-bottom="none" fo:background-color="#cc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cc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ffcc" fo:border-left="0.06pt solid #000000" fo:border-right="0.06pt solid #000000" fo:border-top="none"/>
    </style:style>
    <style:style style:name="ce104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05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8" style:family="table-cell" style:parent-style-name="Default" style:data-style-name="N124">
      <style:text-properties fo:font-size="10pt" style:font-size-asian="10pt" style:font-size-complex="10pt"/>
    </style:style>
    <style:style style:name="ce109" style:family="table-cell" style:parent-style-name="Default">
      <style:table-cell-properties fo:border="0.06pt solid #000000"/>
    </style:style>
    <style:style style:name="ce110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1" style:family="table-cell" style:parent-style-name="Default" style:data-style-name="N84">
      <style:table-cell-properties fo:background-color="#ccffcc" style:text-align-source="fix" style:repeat-content="false" fo:border="0.06pt solid #000000" style:vertical-align="middle"/>
      <style:paragraph-properties fo:text-align="start" fo:margin-left="0pt"/>
    </style:style>
    <style:style style:name="ce112" style:family="table-cell" style:parent-style-name="Default">
      <style:table-cell-properties fo:background-color="#ffffcc" fo:border="0.06pt solid #000000"/>
    </style:style>
    <style:style style:name="ce11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 style:data-style-name="N122">
      <style:table-cell-properties fo:background-color="#ccccff" fo:border="0.06pt solid #000000"/>
    </style:style>
    <style:style style:name="ce115" style:family="table-cell" style:parent-style-name="Default">
      <style:table-cell-properties fo:background-color="transparent" fo:border="0.06pt solid #000000"/>
    </style:style>
    <style:style style:name="ce116" style:family="table-cell" style:parent-style-name="Default">
      <style:table-cell-properties fo:border="0.74pt solid #000000"/>
    </style:style>
    <style:style style:name="ce117" style:family="table-cell" style:parent-style-name="Default">
      <style:table-cell-properties fo:background-color="#cccc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 style:data-style-name="N2">
      <style:table-cell-properties fo:border="0.06pt solid #000000"/>
    </style:style>
    <style:style style:name="ce119" style:family="table-cell" style:parent-style-name="Default" style:data-style-name="N2">
      <style:table-cell-properties fo:border-bottom="none" fo:background-color="#ccffcc" style:text-align-source="fix" style:repeat-content="false" fo:wrap-option="wrap" fo:border-left="none" fo:border-right="none" fo:border-top="0.06pt solid #000000"/>
      <style:paragraph-properties fo:text-align="start" fo:margin-left="0pt"/>
    </style:style>
    <style:style style:name="ce120" style:family="table-cell" style:parent-style-name="Default" style:data-style-name="N2">
      <style:table-cell-properties fo:background-color="#ccffcc" style:text-align-source="fix" style:repeat-content="false" fo:wrap-option="wrap" fo:border="none"/>
      <style:paragraph-properties fo:text-align="start" fo:margin-left="0pt"/>
    </style:style>
    <style:style style:name="ce121" style:family="table-cell" style:parent-style-name="Default">
      <style:table-cell-properties fo:background-color="#ccffcc"/>
    </style:style>
    <style:style style:name="ce122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123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start" fo:margin-left="0pt"/>
    </style:style>
    <style:style style:name="ce124" style:family="table-cell" style:parent-style-name="Default" style:data-style-name="N2"/>
    <style:style style:name="ce125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2">
      <style:table-cell-properties fo:background-color="#ccffcc" style:text-align-source="fix" style:repeat-content="false" fo:border="0.06pt solid #000000"/>
      <style:paragraph-properties fo:text-align="start" fo:margin-left="0pt"/>
    </style:style>
    <style:style style:name="ce127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start" fo:margin-left="0pt"/>
    </style:style>
    <style:style style:name="ce128" style:family="table-cell" style:parent-style-name="Default" style:data-style-name="N2">
      <style:table-cell-properties fo:background-color="#ffffcc" fo:border="0.06pt solid #000000"/>
    </style:style>
    <style:style style:name="ce131" style:family="table-cell" style:parent-style-name="Default" style:data-style-name="N2">
      <style:table-cell-properties fo:background-color="#ffffcc" fo:border="0.06pt solid #000000"/>
      <style:text-properties fo:font-weight="bold" style:font-weight-asian="bold" style:font-weight-complex="bold"/>
    </style:style>
    <style:style style:name="ce141" style:family="table-cell" style:parent-style-name="Default" style:data-style-name="N2">
      <style:table-cell-properties fo:background-color="#ccffcc" fo:border="0.06pt solid #000000"/>
    </style:style>
    <style:style style:name="ce142" style:family="table-cell" style:parent-style-name="Default" style:data-style-name="N2">
      <style:table-cell-properties fo:background-color="#ccccff" fo:border="0.06pt solid #000000"/>
    </style:style>
    <style:style style:name="ce143" style:family="table-cell" style:parent-style-name="Default" style:data-style-name="N2">
      <style:table-cell-properties fo:background-color="transparent" fo:border="0.06pt solid #000000"/>
    </style:style>
    <style:style style:name="ce144" style:family="table-cell" style:parent-style-name="Default" style:data-style-name="N2">
      <style:table-cell-properties fo:border="0.74pt solid #000000"/>
    </style:style>
    <style:style style:name="ce145" style:family="table-cell" style:parent-style-name="Default" style:data-style-name="N2">
      <style:table-cell-properties fo:background-color="#ccffcc" fo:border="0.74pt solid #000000"/>
      <style:text-properties fo:font-weight="bold" style:font-weight-asian="bold" style:font-weight-complex="bold"/>
    </style:style>
    <style:style style:name="ce148" style:family="table-cell" style:parent-style-name="Default" style:data-style-name="N2">
      <style:table-cell-properties fo:background-color="#ccccff" fo:border="0.74pt solid #000000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ccccff" fo:border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2">
      <style:table-cell-properties fo:background-color="#ccffcc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55" style:family="table-cell" style:parent-style-name="Default" style:data-style-name="N2">
      <style:table-cell-properties fo:background-color="#ccffcc"/>
    </style:style>
    <style:style style:name="ce156" style:family="table-cell" style:parent-style-name="Default" style:data-style-name="N2">
      <style:table-cell-properties fo:background-color="#ccffcc" style:text-align-source="fix" style:repeat-content="false"/>
      <style:paragraph-properties fo:text-align="start" fo:margin-left="0pt"/>
    </style:style>
    <style:style style:name="ce159" style:family="table-cell" style:parent-style-name="Default" style:data-style-name="N2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start" fo:margin-left="0pt"/>
    </style:style>
    <style:style style:name="ce160" style:family="table-cell" style:parent-style-name="Default" style:data-style-name="N84">
      <style:text-properties fo:font-size="10pt" style:font-size-asian="10pt" style:font-size-complex="10pt"/>
    </style:style>
    <style:style style:name="ce161" style:family="table-cell" style:parent-style-name="Default">
      <style:text-properties fo:font-size="22pt" style:font-size-asian="22pt" style:font-size-complex="22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none" fo:background-color="#ccffcc" style:text-align-source="fix" style:repeat-content="false" fo:wrap-option="wrap" fo:border-left="none" fo:border-right="0.06pt solid #000000" fo:border-top="0.06pt solid #000000"/>
      <style:paragraph-properties fo:text-align="start" fo:margin-left="0pt"/>
    </style:style>
    <style:style style:name="ce168" style:family="table-cell" style:parent-style-name="Default">
      <style:table-cell-properties fo:border-bottom="none" fo:background-color="#ccffcc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170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171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start" fo:margin-left="0pt"/>
    </style:style>
    <style:style style:name="ce172" style:family="table-cell" style:parent-style-name="Default">
      <style:table-cell-properties fo:border-bottom="0.06pt solid #000000" fo:background-color="#ccffcc" style:text-align-source="fix" style:repeat-content="false" fo:border-left="none" fo:border-right="0.06pt solid #000000" fo:border-top="none"/>
      <style:paragraph-properties fo:text-align="start" fo:margin-left="0pt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ffff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ccff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fo:border-bottom="0.06pt solid #000000" fo:background-color="#cc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82" style:family="table-cell" style:parent-style-name="Default">
      <style:table-cell-properties fo:background-color="#ffffcc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2">
      <style:table-cell-properties fo:border-bottom="0.06pt solid #000000" fo:background-color="#ccffcc" style:text-align-source="fix" style:repeat-content="false" fo:wrap-option="wrap" fo:border-left="none" fo:border-right="none" fo:border-top="none"/>
      <style:paragraph-properties fo:text-align="start" fo:margin-left="0pt"/>
    </style:style>
    <style:style style:name="ce187" style:family="table-cell" style:parent-style-name="Default" style:data-style-name="N2">
      <style:table-cell-properties fo:background-color="#ffff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2">
      <style:table-cell-properties fo:background-color="transparent"/>
    </style:style>
    <style:style style:name="ce193" style:family="table-cell" style:parent-style-name="Default" style:data-style-name="N2">
      <style:table-cell-properties fo:background-color="#ffffcc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94" style:family="table-cell" style:parent-style-name="Default" style:data-style-name="N2">
      <style:table-cell-properties fo:background-color="#ccff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order-bottom="none" fo:background-color="#ccffcc" style:text-align-source="fix" style:repeat-content="false" fo:wrap-option="wrap" fo:border-left="none" fo:border-right="none" fo:border-top="0.06pt solid #000000"/>
      <style:paragraph-properties fo:text-align="start" fo:margin-left="0pt"/>
    </style:style>
    <style:style style:name="ce246" style:family="table-cell" style:parent-style-name="Default">
      <style:table-cell-properties fo:background-color="#ccffcc" style:text-align-source="fix" style:repeat-content="false" fo:wrap-option="wrap" fo:border="none"/>
      <style:paragraph-properties fo:text-align="start" fo:margin-left="0pt"/>
    </style:style>
    <style:style style:name="ce247" style:family="table-cell" style:parent-style-name="Default">
      <style:table-cell-properties fo:border-bottom="0.06pt solid #000000" fo:background-color="#ccffcc" style:text-align-source="fix" style:repeat-content="false" fo:wrap-option="wrap" fo:border-left="none" fo:border-right="none" fo:border-top="none"/>
      <style:paragraph-properties fo:text-align="start" fo:margin-left="0pt"/>
    </style:style>
    <style:style style:name="ce248" style:family="table-cell" style:parent-style-name="Default">
      <style:table-cell-properties fo:border-bottom="0.06pt solid #000000" fo:background-color="#ccffcc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249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51" style:family="table-cell" style:parent-style-name="Default">
      <style:table-cell-properties fo:border-bottom="0.74pt solid #000000" fo:background-color="#ffffcc" fo:border-left="2.01pt solid #000000" fo:border-right="0.74pt solid #000000" fo:border-top="2.01pt solid #000000"/>
      <style:text-properties fo:font-weight="bold" style:font-weight-asian="bold" style:font-weight-complex="bold"/>
    </style:style>
    <style:style style:name="ce252" style:family="table-cell" style:parent-style-name="Default" style:data-style-name="N122">
      <style:table-cell-properties fo:border-bottom="0.74pt solid #000000" fo:background-color="#ccffcc" fo:border-left="2.01pt solid #000000" fo:border-right="0.74pt solid #000000" fo:border-top="0.74pt solid #000000"/>
    </style:style>
    <style:style style:name="ce253" style:family="table-cell" style:parent-style-name="Default" style:data-style-name="N122">
      <style:table-cell-properties fo:border-bottom="0.74pt solid #000000" fo:background-color="#ccccff" fo:border-left="2.01pt solid #000000" fo:border-right="0.74pt solid #000000" fo:border-top="0.74pt solid #000000"/>
    </style:style>
    <style:style style:name="ce254" style:family="table-cell" style:parent-style-name="Default" style:data-style-name="N122">
      <style:table-cell-properties fo:border-bottom="2.01pt solid #000000" fo:background-color="#ccffcc" fo:border-left="2.01pt solid #000000" fo:border-right="0.74pt solid #000000" fo:border-top="0.74pt solid #000000"/>
    </style:style>
    <style:style style:name="ce255" style:family="table-cell" style:parent-style-name="Default">
      <style:table-cell-properties fo:border-bottom="0.74pt solid #000000" fo:background-color="#ffffcc" fo:border-left="0.74pt solid #000000" fo:border-right="0.74pt solid #000000" fo:border-top="2.01pt solid #000000"/>
      <style:text-properties fo:font-weight="bold" style:font-weight-asian="bold" style:font-weight-complex="bold"/>
    </style:style>
    <style:style style:name="ce256" style:family="table-cell" style:parent-style-name="Default" style:data-style-name="N122">
      <style:table-cell-properties fo:background-color="#ccffcc" fo:border="0.74pt solid #000000"/>
    </style:style>
    <style:style style:name="ce257" style:family="table-cell" style:parent-style-name="Default" style:data-style-name="N122">
      <style:table-cell-properties fo:background-color="#ccccff" fo:border="0.74pt solid #000000"/>
    </style:style>
    <style:style style:name="ce258" style:family="table-cell" style:parent-style-name="Default" style:data-style-name="N122">
      <style:table-cell-properties fo:border-bottom="2.01pt solid #000000" fo:background-color="#ccffcc" fo:border-left="0.74pt solid #000000" fo:border-right="0.74pt solid #000000" fo:border-top="0.74pt solid #000000"/>
    </style:style>
    <style:style style:name="ce259" style:family="table-cell" style:parent-style-name="Default">
      <style:table-cell-properties fo:border-bottom="0.74pt solid #000000" fo:background-color="#ffffcc" fo:border-left="0.74pt solid #000000" fo:border-right="2.01pt solid #000000" fo:border-top="2.01pt solid #000000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fo:background-color="#ccffcc" fo:border-left="0.74pt solid #000000" fo:border-right="2.01pt solid #000000" fo:border-top="0.74pt solid #000000"/>
    </style:style>
    <style:style style:name="ce261" style:family="table-cell" style:parent-style-name="Default">
      <style:table-cell-properties fo:border-bottom="0.74pt solid #000000" fo:background-color="#ccccff" fo:border-left="0.74pt solid #000000" fo:border-right="2.01pt solid #000000" fo:border-top="0.74pt solid #000000"/>
    </style:style>
    <style:style style:name="ce262" style:family="table-cell" style:parent-style-name="Default">
      <style:table-cell-properties fo:border-bottom="2.01pt solid #000000" fo:background-color="#ccffcc" fo:border-left="0.74pt solid #000000" fo:border-right="2.01pt solid #000000" fo:border-top="0.74pt solid #000000"/>
    </style:style>
    <style:style style:name="ce263" style:family="table-cell" style:parent-style-name="Default">
      <style:table-cell-properties fo:background-color="#ffffcc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</style:style>
    <style:style style:name="ce26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6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1">
      <style:table-cell-properties fo:background-color="#ccffcc" fo:border="0.06pt solid #000000"/>
    </style:style>
    <style:style style:name="ce268" style:family="table-cell" style:parent-style-name="Default" style:data-style-name="N123">
      <style:table-cell-properties fo:background-color="#ccffcc" fo:border="0.06pt solid #000000"/>
    </style:style>
    <style:style style:name="ce269" style:family="table-cell" style:parent-style-name="Default" style:data-style-name="N1">
      <style:table-cell-properties fo:background-color="#ccccff" fo:border="0.06pt solid #000000"/>
    </style:style>
    <style:style style:name="ce270" style:family="table-cell" style:parent-style-name="Default" style:data-style-name="N2">
      <style:table-cell-properties fo:background-color="#ffffcc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23">
      <style:table-cell-properties fo:background-color="#ccccff" fo:border="0.06pt solid #000000"/>
    </style:style>
    <style:style style:name="ce272" style:family="table-cell" style:parent-style-name="Default" style:data-style-name="N2">
      <style:table-cell-properties fo:border-bottom="0.06pt solid #000000" fo:background-color="#ccffcc" fo:border-left="none" fo:border-right="none" fo:border-top="none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22pt" style:font-size-asian="22pt" style:font-size-complex="22pt"/>
    </style:style>
    <style:style style:name="ce27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276" style:family="table-cell" style:parent-style-name="Default">
      <style:table-cell-properties fo:background-color="#ffffcc"/>
    </style:style>
    <style:style style:name="ce277" style:family="table-cell" style:parent-style-name="Default">
      <style:table-cell-properties fo:background-color="#ccccff"/>
    </style:style>
    <style:style style:name="ce278" style:family="table-cell" style:parent-style-name="Default">
      <style:table-cell-properties fo:background-color="#ffffcc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fo:border-bottom="0.06pt solid #000000" fo:background-color="#ccffcc" fo:border-left="none" fo:border-right="0.06pt solid #000000" fo:border-top="none"/>
    </style:style>
    <style:style style:name="ce28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Power and Energy Worksheet" table:style-name="ta1">
        <table:shapes>
          <draw:frame draw:z-index="0" draw:style-name="gr1" draw:text-style-name="P1" svg:width="5.67pt" svg:height="13.44pt" svg:x="0pt" svg:y="1280.78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67pt" svg:height="13.44pt" svg:x="152.14pt" svg:y="1480.48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ce124"/>
        <table:table-column table:style-name="co22" table:default-cell-style-name="Default"/>
        <table:table-column table:style-name="co23" table:default-cell-style-name="Default"/>
        <table:table-column table:style-name="co6" table:number-columns-repeated="1017" table:default-cell-style-name="Default"/>
        <table:table-row table:style-name="ro1">
          <table:table-cell table:style-name="ce83" office:value-type="string" calcext:value-type="string" table:number-columns-spanned="4" table:number-rows-spanned="1">
            <text:p>OpenEV Calculator</text:p>
          </table:table-cell>
          <table:covered-table-cell table:number-columns-repeated="3"/>
          <table:table-cell table:style-name="ce161" office:value-type="string" calcext:value-type="string">
            <text:p><text:a xlink:href="http://www.LetsGoElectric.org/" xlink:type="simple">www.LetsGoElectric.org</text:a></text:p>
          </table:table-cell>
          <table:table-cell table:number-columns-repeated="1017"/>
        </table:table-row>
        <table:table-row table:style-name="ro2">
          <table:table-cell table:style-name="ce84" office:value-type="string" calcext:value-type="string" table:number-columns-spanned="5" table:number-rows-spanned="1">
            <text:p>Electric Vehicle Power and Energy Capacity Worksheet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85" office:value-type="string" calcext:value-type="string">
            <text:p>License</text:p>
          </table:table-cell>
          <table:table-cell table:style-name="ce107" office:value-type="string" calcext:value-type="string" table:number-columns-spanned="3" table:number-rows-spanned="1">
            <text:p>CC BY 4.0</text:p>
          </table:table-cell>
          <table:covered-table-cell table:number-columns-repeated="2"/>
          <table:table-cell office:value-type="string" calcext:value-type="string">
            <text:p><text:a xlink:href="http://creativecommons.org/licenses/by/4.0/" xlink:type="simple">http://creativecommons.org/licenses/by/4.0/</text:a></text:p>
          </table:table-cell>
          <table:table-cell table:number-columns-repeated="1017"/>
        </table:table-row>
        <table:table-row table:style-name="ro3">
          <table:table-cell table:style-name="ce85" office:value-type="string" calcext:value-type="string">
            <text:p>Revision</text:p>
          </table:table-cell>
          <table:table-cell table:style-name="ce108" office:value-type="float" office:value="1" calcext:value-type="float">
            <text:p>1.0</text:p>
          </table:table-cell>
          <table:table-cell table:style-name="ce125" office:value-type="string" calcext:value-type="string">
            <text:p>Release Date</text:p>
          </table:table-cell>
          <table:table-cell table:style-name="ce160" office:value-type="date" office:date-value="2016-11-01" calcext:value-type="date">
            <text:p>2016-11-01</text:p>
          </table:table-cell>
          <table:table-cell table:style-name="ce162" table:number-columns-repeated="1018"/>
        </table:table-row>
        <table:table-row table:style-name="ro13">
          <table:table-cell table:style-name="ce86"/>
          <table:table-cell table:number-columns-repeated="1021"/>
        </table:table-row>
        <table:table-row table:style-name="ro5">
          <table:table-cell table:style-name="ce87" office:value-type="string" calcext:value-type="string" table:number-columns-spanned="5" table:number-rows-spanned="1">
            <text:p>Conversion Project Information</text:p>
          </table:table-cell>
          <table:covered-table-cell table:style-name="ce109"/>
          <table:covered-table-cell table:style-name="ce118"/>
          <table:covered-table-cell table:number-columns-repeated="2" table:style-name="ce109"/>
          <table:table-cell table:number-columns-repeated="1017"/>
        </table:table-row>
        <table:table-row table:style-name="ro3">
          <table:table-cell table:style-name="ce88" office:value-type="string" calcext:value-type="string">
            <text:p>Vehicle Name</text:p>
          </table:table-cell>
          <table:table-cell table:style-name="ce110" table:number-columns-spanned="4" table:number-rows-spanned="1"/>
          <table:covered-table-cell table:style-name="ce126"/>
          <table:covered-table-cell table:number-columns-repeated="2" table:style-name="ce94"/>
          <table:table-cell table:number-columns-repeated="1017"/>
        </table:table-row>
        <table:table-row table:style-name="ro3">
          <table:table-cell table:style-name="ce89" office:value-type="string" calcext:value-type="string">
            <text:p>Author</text:p>
          </table:table-cell>
          <table:table-cell table:style-name="ce92" table:number-columns-spanned="4" table:number-rows-spanned="1"/>
          <table:covered-table-cell table:style-name="ce127"/>
          <table:covered-table-cell table:number-columns-repeated="2" table:style-name="ce93"/>
          <table:table-cell table:number-columns-repeated="1017"/>
        </table:table-row>
        <table:table-row table:style-name="ro3">
          <table:table-cell table:style-name="ce88" office:value-type="string" calcext:value-type="string">
            <text:p>Date</text:p>
          </table:table-cell>
          <table:table-cell table:style-name="ce111" table:number-columns-spanned="4" table:number-rows-spanned="1"/>
          <table:covered-table-cell table:style-name="ce126"/>
          <table:covered-table-cell table:number-columns-repeated="2" table:style-name="ce94"/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5">
          <table:table-cell table:style-name="ce87" office:value-type="string" calcext:value-type="string" table:number-columns-spanned="5" table:number-rows-spanned="1">
            <text:p>Basic Parameters</text:p>
          </table:table-cell>
          <table:covered-table-cell table:style-name="ce112"/>
          <table:covered-table-cell table:style-name="ce128"/>
          <table:covered-table-cell table:number-columns-repeated="2" table:style-name="ce112"/>
          <table:table-cell table:number-columns-repeated="1017"/>
        </table:table-row>
        <table:table-row table:style-name="ro3">
          <table:table-cell table:style-name="ce90" office:value-type="string" calcext:value-type="string">
            <text:p>Parameter</text:p>
          </table:table-cell>
          <table:table-cell table:style-name="ce90" office:value-type="string" calcext:value-type="string">
            <text:p>Value</text:p>
          </table:table-cell>
          <table:table-cell table:style-name="ce131" office:value-type="string" calcext:value-type="string">
            <text:p>Calculated</text:p>
          </table:table-cell>
          <table:table-cell table:style-name="ce90" office:value-type="string" calcext:value-type="string">
            <text:p>Units</text:p>
          </table:table-cell>
          <table:table-cell table:style-name="ce90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91" office:value-type="string" calcext:value-type="string" table:number-columns-spanned="1" table:number-rows-spanned="2">
            <text:p>Vehicle Weight</text:p>
          </table:table-cell>
          <table:table-cell table:style-name="ce88"/>
          <table:table-cell table:style-name="ce141" table:formula="of:=MAX([.B14]*0.453592; [.B13]; ['Vehicle Weight'.D29])" office:value-type="float" office:value="0" calcext:value-type="float">
            <text:p>0.00</text:p>
          </table:table-cell>
          <table:table-cell table:style-name="ce88" office:value-type="string" calcext:value-type="string">
            <text:p>kg</text:p>
          </table:table-cell>
          <table:table-cell table:style-name="ce91" office:value-type="string" calcext:value-type="string" table:number-columns-spanned="1" table:number-rows-spanned="2">
            <text:p>Base vehicle weight without cargo (see <text:a xlink:href="#Vehicle Weight" xlink:type="simple">Vehicle Weight</text:a> worksheet)</text:p>
          </table:table-cell>
          <table:table-cell table:number-columns-repeated="1017"/>
        </table:table-row>
        <table:table-row table:style-name="ro3">
          <table:covered-table-cell table:style-name="ce91"/>
          <table:table-cell table:style-name="ce88"/>
          <table:table-cell table:style-name="ce141" table:formula="of:=MAX([.B14]; [.B13]*2.20462; ['Vehicle Weight'.E29])" office:value-type="float" office:value="0" calcext:value-type="float">
            <text:p>0.00</text:p>
          </table:table-cell>
          <table:table-cell table:style-name="ce88" office:value-type="string" calcext:value-type="string">
            <text:p>lbs</text:p>
          </table:table-cell>
          <table:covered-table-cell table:style-name="ce91"/>
          <table:table-cell table:number-columns-repeated="1017"/>
        </table:table-row>
        <table:table-row table:style-name="ro3">
          <table:table-cell table:style-name="ce92" office:value-type="string" calcext:value-type="string" table:number-columns-spanned="1" table:number-rows-spanned="2">
            <text:p>Cargo Weight</text:p>
          </table:table-cell>
          <table:table-cell table:style-name="ce89"/>
          <table:table-cell table:style-name="ce142" table:formula="of:=MAX([.B16]*0.453592; [.B15])" office:value-type="float" office:value="0" calcext:value-type="float">
            <text:p>0.00</text:p>
          </table:table-cell>
          <table:table-cell table:style-name="ce89" office:value-type="string" calcext:value-type="string">
            <text:p>kg</text:p>
          </table:table-cell>
          <table:table-cell table:style-name="ce92" office:value-type="string" calcext:value-type="string" table:number-columns-spanned="1" table:number-rows-spanned="2">
            <text:p>Weight of vehicle cargo (optional – passengers, towed weight, etc)</text:p>
          </table:table-cell>
          <table:table-cell table:style-name="ce177" table:number-columns-repeated="1017"/>
        </table:table-row>
        <table:table-row table:style-name="ro3">
          <table:covered-table-cell table:style-name="ce92"/>
          <table:table-cell table:style-name="ce89"/>
          <table:table-cell table:style-name="ce142" table:formula="of:=MAX([.B16]; [.B15]*2.20462)" office:value-type="float" office:value="0" calcext:value-type="float">
            <text:p>0.00</text:p>
          </table:table-cell>
          <table:table-cell table:style-name="ce89" office:value-type="string" calcext:value-type="string">
            <text:p>lbs</text:p>
          </table:table-cell>
          <table:covered-table-cell table:style-name="ce92"/>
          <table:table-cell table:style-name="ce177" table:number-columns-repeated="1017"/>
        </table:table-row>
        <table:table-row table:style-name="ro3">
          <table:table-cell table:style-name="ce91" office:value-type="string" calcext:value-type="string" table:number-columns-spanned="1" table:number-rows-spanned="2">
            <text:p>Total Weight</text:p>
          </table:table-cell>
          <table:table-cell table:style-name="ce113" office:value-type="string" calcext:value-type="string">
            <text:p>--</text:p>
          </table:table-cell>
          <table:table-cell table:style-name="ce141" table:formula="of:=[.C13]+[.C15]" office:value-type="float" office:value="0" calcext:value-type="float">
            <text:p>0.00</text:p>
          </table:table-cell>
          <table:table-cell table:style-name="ce88" office:value-type="string" calcext:value-type="string">
            <text:p>kg</text:p>
          </table:table-cell>
          <table:table-cell table:style-name="ce91" office:value-type="string" calcext:value-type="string" table:number-columns-spanned="1" table:number-rows-spanned="2">
            <text:p>Total weight including vehicle and cargo</text:p>
          </table:table-cell>
          <table:table-cell table:number-columns-repeated="1017"/>
        </table:table-row>
        <table:table-row table:style-name="ro3">
          <table:covered-table-cell table:style-name="ce91"/>
          <table:table-cell table:style-name="ce113" office:value-type="string" calcext:value-type="string">
            <text:p>--</text:p>
          </table:table-cell>
          <table:table-cell table:style-name="ce141" table:formula="of:=[.C14]+[.C16]" office:value-type="float" office:value="0" calcext:value-type="float">
            <text:p>0.00</text:p>
          </table:table-cell>
          <table:table-cell table:style-name="ce88" office:value-type="string" calcext:value-type="string">
            <text:p>lbs</text:p>
          </table:table-cell>
          <table:covered-table-cell table:style-name="ce91"/>
          <table:table-cell table:number-columns-repeated="1017"/>
        </table:table-row>
        <table:table-row table:style-name="ro3">
          <table:table-cell table:style-name="ce93" office:value-type="string" calcext:value-type="string">
            <text:p>Rolling Resistance Coefficient</text:p>
          </table:table-cell>
          <table:table-cell table:style-name="ce114"/>
          <table:table-cell table:style-name="ce114" table:formula="of:=[.B19]" office:value-type="float" office:value="0" calcext:value-type="float">
            <text:p>0.0000</text:p>
          </table:table-cell>
          <table:table-cell table:style-name="ce89" office:value-type="string" calcext:value-type="string">
            <text:p>coefficient</text:p>
          </table:table-cell>
          <table:table-cell table:style-name="ce89" office:value-type="string" calcext:value-type="string">
            <text:p>Vehicle rolling resistance coefficient (see <text:a xlink:href="#Rolling Resistance" xlink:type="simple">Rolling Resistance</text:a> worksheet)</text:p>
          </table:table-cell>
          <table:table-cell table:number-columns-repeated="1017"/>
        </table:table-row>
        <table:table-row table:style-name="ro3">
          <table:table-cell table:style-name="ce94" office:value-type="string" calcext:value-type="string">
            <text:p>Wind Resistance Coefficient</text:p>
          </table:table-cell>
          <table:table-cell table:style-name="ce88"/>
          <table:table-cell table:style-name="ce141" table:formula="of:=[.B20]" office:value-type="float" office:value="0" calcext:value-type="float">
            <text:p>0.00</text:p>
          </table:table-cell>
          <table:table-cell table:style-name="ce88" office:value-type="string" calcext:value-type="string">
            <text:p>coefficient</text:p>
          </table:table-cell>
          <table:table-cell table:style-name="ce88" office:value-type="string" calcext:value-type="string">
            <text:p>Vehicle wind resistance coefficient (see <text:a xlink:href="#Wind Resistance" xlink:type="simple">Wind Resistance</text:a> worksheet)</text:p>
          </table:table-cell>
          <table:table-cell table:number-columns-repeated="1017"/>
        </table:table-row>
        <table:table-row table:style-name="ro3">
          <table:table-cell table:style-name="ce92" office:value-type="string" calcext:value-type="string" table:number-columns-spanned="1" table:number-rows-spanned="2">
            <text:p>Front Cross Sectional Area</text:p>
          </table:table-cell>
          <table:table-cell table:style-name="ce89"/>
          <table:table-cell table:style-name="ce142" table:formula="of:=MAX([.B22]*0.092903; [.B21]; ['Wind Resistance'.C13])" office:value-type="float" office:value="0" calcext:value-type="float">
            <text:p>0.00</text:p>
          </table:table-cell>
          <table:table-cell table:style-name="ce89" office:value-type="string" calcext:value-type="string">
            <text:p>m^2</text:p>
          </table:table-cell>
          <table:table-cell table:style-name="ce92" office:value-type="string" calcext:value-type="string" table:number-columns-spanned="1" table:number-rows-spanned="2">
            <text:p>Cross sectional area of vehicle perpendicular to the oncoming wind (W * H)</text:p>
          </table:table-cell>
          <table:table-cell table:number-columns-repeated="1017"/>
        </table:table-row>
        <table:table-row table:style-name="ro3">
          <table:covered-table-cell table:style-name="ce92"/>
          <table:table-cell table:style-name="ce89"/>
          <table:table-cell table:style-name="ce142" table:formula="of:=MAX([.B22]; [.B21]*10.7639; ['Wind Resistance'.C14])" office:value-type="float" office:value="0" calcext:value-type="float">
            <text:p>0.00</text:p>
          </table:table-cell>
          <table:table-cell table:style-name="ce89" office:value-type="string" calcext:value-type="string">
            <text:p>ft^2</text:p>
          </table:table-cell>
          <table:covered-table-cell table:style-name="ce92"/>
          <table:table-cell table:number-columns-repeated="1017"/>
        </table:table-row>
        <table:table-row table:style-name="ro3">
          <table:table-cell table:style-name="ce88" office:value-type="string" calcext:value-type="string">
            <text:p>Road Incline</text:p>
          </table:table-cell>
          <table:table-cell table:style-name="ce88"/>
          <table:table-cell table:style-name="ce141" table:formula="of:=[.B23]" office:value-type="float" office:value="0" calcext:value-type="float">
            <text:p>0.00</text:p>
          </table:table-cell>
          <table:table-cell table:style-name="ce88" office:value-type="string" calcext:value-type="string">
            <text:p>percent</text:p>
          </table:table-cell>
          <table:table-cell table:style-name="ce88" office:value-type="string" calcext:value-type="string">
            <text:p>Road incline (0 = level, 100 = 45 degrees)</text:p>
          </table:table-cell>
          <table:table-cell table:number-columns-repeated="1017"/>
        </table:table-row>
        <table:table-row table:style-name="ro3">
          <table:table-cell table:style-name="ce92" office:value-type="string" calcext:value-type="string" table:number-columns-spanned="1" table:number-rows-spanned="3">
            <text:p>Velocity</text:p>
          </table:table-cell>
          <table:table-cell table:style-name="ce89"/>
          <table:table-cell table:style-name="ce142" table:formula="of:=MAX([.B26]*0.44704; [.B25]*0.277778; [.B24])" office:value-type="float" office:value="0" calcext:value-type="float">
            <text:p>0.00</text:p>
          </table:table-cell>
          <table:table-cell table:style-name="ce89" office:value-type="string" calcext:value-type="string">
            <text:p>m / s</text:p>
          </table:table-cell>
          <table:table-cell table:style-name="ce92" office:value-type="string" calcext:value-type="string" table:number-columns-spanned="1" table:number-rows-spanned="3">
            <text:p>Target velocity (speed)</text:p>
          </table:table-cell>
          <table:table-cell table:number-columns-repeated="1017"/>
        </table:table-row>
        <table:table-row table:style-name="ro3">
          <table:covered-table-cell table:style-name="ce93"/>
          <table:table-cell table:style-name="ce89"/>
          <table:table-cell table:style-name="ce142" table:formula="of:=MAX([.B26]*1.60934; [.B25]; [.B24]*3.6)" office:value-type="float" office:value="0" calcext:value-type="float">
            <text:p>0.00</text:p>
          </table:table-cell>
          <table:table-cell table:style-name="ce89" office:value-type="string" calcext:value-type="string">
            <text:p>km / h</text:p>
          </table:table-cell>
          <table:covered-table-cell table:style-name="ce89"/>
          <table:table-cell table:number-columns-repeated="1017"/>
        </table:table-row>
        <table:table-row table:style-name="ro3">
          <table:covered-table-cell table:style-name="ce92"/>
          <table:table-cell table:style-name="ce89"/>
          <table:table-cell table:style-name="ce142" table:formula="of:=MAX([.B26]; [.B25]*0.621371; [.B24]*2.23694)" office:value-type="float" office:value="0" calcext:value-type="float">
            <text:p>0.00</text:p>
          </table:table-cell>
          <table:table-cell table:style-name="ce89" office:value-type="string" calcext:value-type="string">
            <text:p>mi / h</text:p>
          </table:table-cell>
          <table:covered-table-cell table:style-name="ce92"/>
          <table:table-cell table:number-columns-repeated="1017"/>
        </table:table-row>
        <table:table-row table:style-name="ro3">
          <table:table-cell table:style-name="ce95"/>
          <table:table-cell table:style-name="ce115"/>
          <table:table-cell table:style-name="ce143"/>
          <table:table-cell table:style-name="ce115"/>
          <table:table-cell table:style-name="ce95"/>
          <table:table-cell table:style-name="ce177" table:number-columns-repeated="1017"/>
        </table:table-row>
        <table:table-row table:style-name="ro5">
          <table:table-cell table:style-name="ce87" office:value-type="string" calcext:value-type="string" table:number-columns-spanned="5" table:number-rows-spanned="1">
            <text:p>Efficiency Parameters</text:p>
          </table:table-cell>
          <table:covered-table-cell table:style-name="ce89"/>
          <table:covered-table-cell table:style-name="ce142"/>
          <table:covered-table-cell table:style-name="ce89"/>
          <table:covered-table-cell table:style-name="ce92"/>
          <table:table-cell table:number-columns-repeated="1017"/>
        </table:table-row>
        <table:table-row table:style-name="ro3">
          <table:table-cell table:style-name="ce91" office:value-type="string" calcext:value-type="string">
            <text:p>Motor Efficiency</text:p>
          </table:table-cell>
          <table:table-cell table:style-name="ce88"/>
          <table:table-cell table:style-name="ce141" table:formula="of:=[.B29]" office:value-type="float" office:value="0" calcext:value-type="float">
            <text:p>0.00</text:p>
          </table:table-cell>
          <table:table-cell table:style-name="ce88" office:value-type="string" calcext:value-type="string">
            <text:p>percent</text:p>
          </table:table-cell>
          <table:table-cell table:style-name="ce91" office:value-type="string" calcext:value-type="string">
            <text:p>Motor efficiency (optional)</text:p>
          </table:table-cell>
          <table:table-cell table:number-columns-repeated="1017"/>
        </table:table-row>
        <table:table-row table:style-name="ro3">
          <table:table-cell table:style-name="ce92" office:value-type="string" calcext:value-type="string">
            <text:p>Controller Efficiency</text:p>
          </table:table-cell>
          <table:table-cell table:style-name="ce89"/>
          <table:table-cell table:style-name="ce142" table:formula="of:=[.B30]" office:value-type="float" office:value="0" calcext:value-type="float">
            <text:p>0.00</text:p>
          </table:table-cell>
          <table:table-cell table:style-name="ce89" office:value-type="string" calcext:value-type="string">
            <text:p>percent</text:p>
          </table:table-cell>
          <table:table-cell table:style-name="ce92" office:value-type="string" calcext:value-type="string">
            <text:p>Motor controller efficiency (optional)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table:style-name="ce87" office:value-type="string" calcext:value-type="string" table:number-columns-spanned="5" table:number-rows-spanned="1">
            <text:p>Solution Parameters (Input 1 parameter value only)</text:p>
          </table:table-cell>
          <table:covered-table-cell table:style-name="ce112"/>
          <table:covered-table-cell table:style-name="ce128"/>
          <table:covered-table-cell table:number-columns-repeated="2" table:style-name="ce112"/>
          <table:table-cell table:number-columns-repeated="1017"/>
        </table:table-row>
        <table:table-row table:style-name="ro3">
          <table:table-cell table:style-name="ce90" office:value-type="string" calcext:value-type="string">
            <text:p>Parameter</text:p>
          </table:table-cell>
          <table:table-cell table:style-name="ce90" office:value-type="string" calcext:value-type="string">
            <text:p>Value</text:p>
          </table:table-cell>
          <table:table-cell table:style-name="ce131" office:value-type="string" calcext:value-type="string">
            <text:p>Calculated</text:p>
          </table:table-cell>
          <table:table-cell table:style-name="ce90" office:value-type="string" calcext:value-type="string">
            <text:p>Units</text:p>
          </table:table-cell>
          <table:table-cell table:style-name="ce90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91" office:value-type="string" calcext:value-type="string" table:number-columns-spanned="1" table:number-rows-spanned="3">
            <text:p>Acceleration</text:p>
          </table:table-cell>
          <table:table-cell table:style-name="ce88"/>
          <table:table-cell table:style-name="ce141" table:formula="of:=MAX([.B34]; [.B35]*0.277777778; [.B36]*0.44704)" office:value-type="float" office:value="0" calcext:value-type="float">
            <text:p>0.00</text:p>
          </table:table-cell>
          <table:table-cell table:style-name="ce88" office:value-type="string" calcext:value-type="string">
            <text:p>m / s^2</text:p>
          </table:table-cell>
          <table:table-cell table:style-name="ce91" office:value-type="string" calcext:value-type="string" table:number-columns-spanned="1" table:number-rows-spanned="3">
            <text:p>Target acceleration (fill in value to solve for Total Power)</text:p>
          </table:table-cell>
          <table:table-cell table:number-columns-repeated="1017"/>
        </table:table-row>
        <table:table-row table:style-name="ro3">
          <table:covered-table-cell table:style-name="ce91"/>
          <table:table-cell table:style-name="ce88"/>
          <table:table-cell table:style-name="ce141" table:formula="of:=MAX([.B34]*3.6; [.B35]; [.B36]*1.60934)" office:value-type="float" office:value="0" calcext:value-type="float">
            <text:p>0.00</text:p>
          </table:table-cell>
          <table:table-cell table:style-name="ce88" office:value-type="string" calcext:value-type="string">
            <text:p>km / h / s</text:p>
          </table:table-cell>
          <table:covered-table-cell table:style-name="ce91"/>
          <table:table-cell table:number-columns-repeated="1017"/>
        </table:table-row>
        <table:table-row table:style-name="ro3">
          <table:covered-table-cell table:style-name="ce91"/>
          <table:table-cell table:style-name="ce88"/>
          <table:table-cell table:style-name="ce141" table:formula="of:=MAX([.B34]*2.23693629; [.B35]*0.621371; [.B36])" office:value-type="float" office:value="0" calcext:value-type="float">
            <text:p>0.00</text:p>
          </table:table-cell>
          <table:table-cell table:style-name="ce88" office:value-type="string" calcext:value-type="string">
            <text:p>mi / h / s</text:p>
          </table:table-cell>
          <table:covered-table-cell table:style-name="ce91"/>
          <table:table-cell table:number-columns-repeated="1017"/>
        </table:table-row>
        <table:table-row table:style-name="ro3">
          <table:table-cell table:style-name="ce92" office:value-type="string" calcext:value-type="string" table:number-columns-spanned="1" table:number-rows-spanned="2">
            <text:p>Motor Output Power</text:p>
          </table:table-cell>
          <table:table-cell table:style-name="ce89"/>
          <table:table-cell table:style-name="ce142" table:formula="of:=MAX([.B37]; [.B38]*0.746)" office:value-type="float" office:value="0" calcext:value-type="float">
            <text:p>0.00</text:p>
          </table:table-cell>
          <table:table-cell table:style-name="ce89" office:value-type="string" calcext:value-type="string">
            <text:p>kW</text:p>
          </table:table-cell>
          <table:table-cell table:style-name="ce92" office:value-type="string" calcext:value-type="string" table:number-columns-spanned="1" table:number-rows-spanned="2">
            <text:p>Mechanical motor output power (fill in value to solve for Acceleration Potential)</text:p>
          </table:table-cell>
          <table:table-cell table:number-columns-repeated="1017"/>
        </table:table-row>
        <table:table-row table:style-name="ro3">
          <table:covered-table-cell table:style-name="ce93"/>
          <table:table-cell table:style-name="ce89"/>
          <table:table-cell table:style-name="ce142" table:formula="of:=MAX([.B37]/0.746; [.B38])" office:value-type="float" office:value="0" calcext:value-type="float">
            <text:p>0.00</text:p>
          </table:table-cell>
          <table:table-cell table:style-name="ce89" office:value-type="string" calcext:value-type="string">
            <text:p>hp</text:p>
          </table:table-cell>
          <table:covered-table-cell table:style-name="ce89"/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5">
          <table:table-cell table:style-name="ce87" office:value-type="string" calcext:value-type="string" table:number-columns-spanned="5" table:number-rows-spanned="1">
            <text:p>Modifiable Constants</text:p>
          </table:table-cell>
          <table:covered-table-cell table:style-name="ce112"/>
          <table:covered-table-cell table:style-name="ce128"/>
          <table:covered-table-cell table:number-columns-repeated="2" table:style-name="ce112"/>
          <table:table-cell table:number-columns-repeated="1017"/>
        </table:table-row>
        <table:table-row table:style-name="ro3">
          <table:table-cell table:style-name="ce90" office:value-type="string" calcext:value-type="string">
            <text:p>Parameter</text:p>
          </table:table-cell>
          <table:table-cell table:style-name="ce90" office:value-type="string" calcext:value-type="string">
            <text:p>Value</text:p>
          </table:table-cell>
          <table:table-cell table:style-name="ce131" office:value-type="string" calcext:value-type="string">
            <text:p>Calculated</text:p>
          </table:table-cell>
          <table:table-cell table:style-name="ce90" office:value-type="string" calcext:value-type="string">
            <text:p>Units</text:p>
          </table:table-cell>
          <table:table-cell table:style-name="ce90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88" office:value-type="string" calcext:value-type="string">
            <text:p>Gravity</text:p>
          </table:table-cell>
          <table:table-cell table:style-name="ce88" office:value-type="float" office:value="9.8" calcext:value-type="float">
            <text:p>9.8</text:p>
          </table:table-cell>
          <table:table-cell table:style-name="ce141" table:formula="of:=[.B42]" office:value-type="float" office:value="9.8" calcext:value-type="float">
            <text:p>9.80</text:p>
          </table:table-cell>
          <table:table-cell table:style-name="ce88" office:value-type="string" calcext:value-type="string">
            <text:p>m / s^2</text:p>
          </table:table-cell>
          <table:table-cell table:style-name="ce88" office:value-type="string" calcext:value-type="string">
            <text:p>Acceleration of gravity</text:p>
          </table:table-cell>
          <table:table-cell table:number-columns-repeated="1017"/>
        </table:table-row>
        <table:table-row table:style-name="ro3">
          <table:table-cell table:style-name="ce89" office:value-type="string" calcext:value-type="string">
            <text:p>Air Density</text:p>
          </table:table-cell>
          <table:table-cell table:style-name="ce89" office:value-type="float" office:value="1.225" calcext:value-type="float">
            <text:p>1.225</text:p>
          </table:table-cell>
          <table:table-cell table:style-name="ce142" table:formula="of:=[.B43]" office:value-type="float" office:value="1.225" calcext:value-type="float">
            <text:p>1.23</text:p>
          </table:table-cell>
          <table:table-cell table:style-name="ce89" office:value-type="string" calcext:value-type="string">
            <text:p>kg / m^3</text:p>
          </table:table-cell>
          <table:table-cell table:style-name="ce89" office:value-type="string" calcext:value-type="string">
            <text:p>Air density (default value of 1.225 is for 1 atm pressure at 15 deg C or 60 deg F)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5">
          <table:table-cell table:style-name="ce96" office:value-type="string" calcext:value-type="string" table:number-columns-spanned="5" table:number-rows-spanned="1">
            <text:p>Output Values</text:p>
          </table:table-cell>
          <table:covered-table-cell table:style-name="ce116"/>
          <table:covered-table-cell table:style-name="ce144"/>
          <table:covered-table-cell table:number-columns-repeated="2" table:style-name="ce116"/>
          <table:table-cell table:number-columns-repeated="1017"/>
        </table:table-row>
        <table:table-row table:style-name="ro3">
          <table:table-cell table:style-name="ce90" office:value-type="string" calcext:value-type="string">
            <text:p>Parameter</text:p>
          </table:table-cell>
          <table:table-cell table:style-name="ce90"/>
          <table:table-cell table:style-name="ce131" office:value-type="string" calcext:value-type="string">
            <text:p>Calculated</text:p>
          </table:table-cell>
          <table:table-cell table:style-name="ce90" office:value-type="string" calcext:value-type="string">
            <text:p>Units</text:p>
          </table:table-cell>
          <table:table-cell table:style-name="ce90" office:value-type="string" calcext:value-type="string">
            <text:p>Description</text:p>
          </table:table-cell>
          <table:table-cell table:number-columns-repeated="1017"/>
        </table:table-row>
        <table:table-row table:style-name="ro3">
          <table:table-cell table:style-name="ce97" office:value-type="string" calcext:value-type="string">
            <text:p>Rolling Resistance Power</text:p>
          </table:table-cell>
          <table:table-cell table:style-name="ce113" office:value-type="string" calcext:value-type="string">
            <text:p>--</text:p>
          </table:table-cell>
          <table:table-cell table:style-name="ce145" table:formula="of:=[.C19]*[.C17]*[.C42]*[.C24]/1000" office:value-type="float" office:value="0" calcext:value-type="float">
            <text:p>0.00</text:p>
          </table:table-cell>
          <table:table-cell table:style-name="ce97" office:value-type="string" calcext:value-type="string">
            <text:p>kW</text:p>
          </table:table-cell>
          <table:table-cell table:style-name="ce97" office:value-type="string" calcext:value-type="string">
            <text:p>Power needed to overcome Rolling Resistance</text:p>
          </table:table-cell>
          <table:table-cell table:number-columns-repeated="1017"/>
        </table:table-row>
        <table:table-row table:style-name="ro3">
          <table:table-cell table:style-name="ce98" office:value-type="string" calcext:value-type="string">
            <text:p>Wind Drag Power</text:p>
          </table:table-cell>
          <table:table-cell table:style-name="ce117" office:value-type="string" calcext:value-type="string">
            <text:p>--</text:p>
          </table:table-cell>
          <table:table-cell table:style-name="ce148" table:formula="of:=0.5*[.C43]*[.C24]^3*[.C20]*[.C21]/1000" office:value-type="float" office:value="0" calcext:value-type="float">
            <text:p>0.00</text:p>
          </table:table-cell>
          <table:table-cell table:style-name="ce98" office:value-type="string" calcext:value-type="string">
            <text:p>kW</text:p>
          </table:table-cell>
          <table:table-cell table:style-name="ce98" office:value-type="string" calcext:value-type="string">
            <text:p>Power needed to overcome Wind Drag</text:p>
          </table:table-cell>
          <table:table-cell table:number-columns-repeated="1017"/>
        </table:table-row>
        <table:table-row table:style-name="ro3">
          <table:table-cell table:style-name="ce97" office:value-type="string" calcext:value-type="string">
            <text:p>Incline Power</text:p>
          </table:table-cell>
          <table:table-cell table:style-name="ce113" office:value-type="string" calcext:value-type="string">
            <text:p>--</text:p>
          </table:table-cell>
          <table:table-cell table:style-name="ce145" table:formula="of:=[.C17]*[.C42]*SIN(ATAN([.C23]/100))*[.C24]/1000" office:value-type="float" office:value="0" calcext:value-type="float">
            <text:p>0.00</text:p>
          </table:table-cell>
          <table:table-cell table:style-name="ce97" office:value-type="string" calcext:value-type="string">
            <text:p>kW</text:p>
          </table:table-cell>
          <table:table-cell table:style-name="ce97" office:value-type="string" calcext:value-type="string">
            <text:p>Power needed to overcome force of gravity up specified Road Incline</text:p>
          </table:table-cell>
          <table:table-cell table:number-columns-repeated="1017"/>
        </table:table-row>
        <table:table-row table:style-name="ro3">
          <table:table-cell table:style-name="ce98" office:value-type="string" calcext:value-type="string">
            <text:p>Acceleration Power</text:p>
          </table:table-cell>
          <table:table-cell table:style-name="ce117" office:value-type="string" calcext:value-type="string">
            <text:p>--</text:p>
          </table:table-cell>
          <table:table-cell table:style-name="ce148" table:formula="of:=IF([.C37] = 0; [.C17]*[.C34]*[.C24]/1000; [.C51] - SUM([.C47:.C49]))" office:value-type="float" office:value="0" calcext:value-type="float">
            <text:p>0.00</text:p>
          </table:table-cell>
          <table:table-cell table:style-name="ce98" office:value-type="string" calcext:value-type="string">
            <text:p>kW</text:p>
          </table:table-cell>
          <table:table-cell table:style-name="ce98" office:value-type="string" calcext:value-type="string">
            <text:p>Power needed to achieve desired Acceleration or power available for acceleration</text:p>
          </table:table-cell>
          <table:table-cell table:number-columns-repeated="1017"/>
        </table:table-row>
        <table:table-row table:style-name="ro3">
          <table:table-cell table:style-name="ce99" office:value-type="string" calcext:value-type="string" table:number-columns-spanned="1" table:number-rows-spanned="2">
            <text:p>Total Motor Power</text:p>
          </table:table-cell>
          <table:table-cell table:style-name="ce113" office:value-type="string" calcext:value-type="string">
            <text:p>--</text:p>
          </table:table-cell>
          <table:table-cell table:style-name="ce145" table:formula="of:=IF([.C37] &lt;&gt; 0; [.C37]; SUM([.C47:.C50]))" office:value-type="float" office:value="0" calcext:value-type="float">
            <text:p>0.00</text:p>
          </table:table-cell>
          <table:table-cell table:style-name="ce97" office:value-type="string" calcext:value-type="string">
            <text:p>kW</text:p>
          </table:table-cell>
          <table:table-cell table:style-name="ce99" office:value-type="string" calcext:value-type="string" table:number-columns-spanned="1" table:number-rows-spanned="2">
            <text:p>Total required motor mechanical output power (if Acceleration was supplied)</text:p>
          </table:table-cell>
          <table:table-cell table:number-columns-repeated="1017"/>
        </table:table-row>
        <table:table-row table:style-name="ro3">
          <table:covered-table-cell table:style-name="ce97"/>
          <table:table-cell table:style-name="ce113" office:value-type="string" calcext:value-type="string">
            <text:p>--</text:p>
          </table:table-cell>
          <table:table-cell table:style-name="ce145" table:formula="of:=[.C51]/0.746" office:value-type="float" office:value="0" calcext:value-type="float">
            <text:p>0.00</text:p>
          </table:table-cell>
          <table:table-cell table:style-name="ce97" office:value-type="string" calcext:value-type="string">
            <text:p>hp</text:p>
          </table:table-cell>
          <table:covered-table-cell table:style-name="ce97"/>
          <table:table-cell table:number-columns-repeated="1017"/>
        </table:table-row>
        <table:table-row table:style-name="ro3">
          <table:table-cell table:style-name="ce98" office:value-type="string" calcext:value-type="string">
            <text:p>Controller Output Power</text:p>
          </table:table-cell>
          <table:table-cell table:style-name="ce117" office:value-type="string" calcext:value-type="string">
            <text:p>--</text:p>
          </table:table-cell>
          <table:table-cell table:style-name="ce148" table:formula="of:=IF(([.C29]/100) &lt;&gt; 0; [.C51]/([.C29]/100); 0)" office:value-type="float" office:value="0" calcext:value-type="float">
            <text:p>0.00</text:p>
          </table:table-cell>
          <table:table-cell table:style-name="ce98" office:value-type="string" calcext:value-type="string">
            <text:p>kW</text:p>
          </table:table-cell>
          <table:table-cell table:style-name="ce98" office:value-type="string" calcext:value-type="string">
            <text:p>Motor controller output power required</text:p>
          </table:table-cell>
          <table:table-cell table:number-columns-repeated="1017"/>
        </table:table-row>
        <table:table-row table:style-name="ro3">
          <table:table-cell table:style-name="ce97" office:value-type="string" calcext:value-type="string">
            <text:p>Battery Output Power</text:p>
          </table:table-cell>
          <table:table-cell table:style-name="ce113" office:value-type="string" calcext:value-type="string">
            <text:p>--</text:p>
          </table:table-cell>
          <table:table-cell table:style-name="ce145" table:formula="of:=IF ((([.C29]/100)*([.C30]/100)) &lt;&gt; 0; [.C51]/(([.C29]/100)*([.C30]/100)); 0)" office:value-type="float" office:value="0" calcext:value-type="float">
            <text:p>0.00</text:p>
          </table:table-cell>
          <table:table-cell table:style-name="ce97" office:value-type="string" calcext:value-type="string">
            <text:p>kW</text:p>
          </table:table-cell>
          <table:table-cell table:style-name="ce97" office:value-type="string" calcext:value-type="string">
            <text:p>Battery output power required</text:p>
          </table:table-cell>
          <table:table-cell table:number-columns-repeated="1017"/>
        </table:table-row>
        <table:table-row table:style-name="ro3">
          <table:table-cell table:style-name="ce92" office:value-type="string" calcext:value-type="string" table:number-columns-spanned="1" table:number-rows-spanned="3">
            <text:p>Acceleration Potential</text:p>
          </table:table-cell>
          <table:table-cell table:style-name="ce117" office:value-type="string" calcext:value-type="string">
            <text:p>--</text:p>
          </table:table-cell>
          <table:table-cell table:style-name="ce149" table:formula="of:=IF(([.C17]*[.C24]) &lt;&gt; 0; (1000*[.C50])/([.C17]*[.C24]); 0)" office:value-type="float" office:value="0" calcext:value-type="float">
            <text:p>0.00</text:p>
          </table:table-cell>
          <table:table-cell table:style-name="ce89" office:value-type="string" calcext:value-type="string">
            <text:p>m / s^2</text:p>
          </table:table-cell>
          <table:table-cell table:style-name="ce92" office:value-type="string" calcext:value-type="string" table:number-columns-spanned="1" table:number-rows-spanned="3">
            <text:p>Potential acceleration (if Motor Output Power was supplied)</text:p>
          </table:table-cell>
          <table:table-cell table:number-columns-repeated="1017"/>
        </table:table-row>
        <table:table-row table:style-name="ro3">
          <table:covered-table-cell table:style-name="ce89"/>
          <table:table-cell table:style-name="ce117" office:value-type="string" calcext:value-type="string">
            <text:p>--</text:p>
          </table:table-cell>
          <table:table-cell table:style-name="ce149" table:formula="of:=[.C55]*3.6" office:value-type="float" office:value="0" calcext:value-type="float">
            <text:p>0.00</text:p>
          </table:table-cell>
          <table:table-cell table:style-name="ce89" office:value-type="string" calcext:value-type="string">
            <text:p>km / h / s</text:p>
          </table:table-cell>
          <table:covered-table-cell table:style-name="ce89"/>
          <table:table-cell table:number-columns-repeated="1017"/>
        </table:table-row>
        <table:table-row table:style-name="ro3">
          <table:covered-table-cell table:style-name="ce89"/>
          <table:table-cell table:style-name="ce117" office:value-type="string" calcext:value-type="string">
            <text:p>--</text:p>
          </table:table-cell>
          <table:table-cell table:style-name="ce149" table:formula="of:=[.C55]*2.23693629" office:value-type="float" office:value="0" calcext:value-type="float">
            <text:p>0.00</text:p>
          </table:table-cell>
          <table:table-cell table:style-name="ce89" office:value-type="string" calcext:value-type="string">
            <text:p>mi / h / s</text:p>
          </table:table-cell>
          <table:covered-table-cell table:style-name="ce89"/>
          <table:table-cell table:number-columns-repeated="1017"/>
        </table:table-row>
        <table:table-row table:style-name="ro3">
          <table:table-cell table:style-name="ce88" office:value-type="string" calcext:value-type="string">
            <text:p>Time Till Velocity Reached</text:p>
          </table:table-cell>
          <table:table-cell table:style-name="ce113" office:value-type="string" calcext:value-type="string">
            <text:p>--</text:p>
          </table:table-cell>
          <table:table-cell table:style-name="ce151" table:formula="of:=IF([.C55] &lt;&gt; 0; [.C24]/[.C55]; &quot;N/A&quot;)" office:value-type="string" office:string-value="N/A" calcext:value-type="string">
            <text:p>N/A</text:p>
          </table:table-cell>
          <table:table-cell table:style-name="ce88" office:value-type="string" calcext:value-type="string">
            <text:p>seconds</text:p>
          </table:table-cell>
          <table:table-cell table:style-name="ce88" office:value-type="string" calcext:value-type="string">
            <text:p>Amount of time needed to reach Velocity from standstill</text:p>
          </table:table-cell>
          <table:table-cell office:value-type="string" calcext:value-type="string">
            <text:p>FIXME – Is this correct? <text:s/>Resistance increases with velocity, which this is not accounting for.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 table:number-columns-spanned="1" table:number-rows-spanned="2">
            <text:p>Drive Efficiency</text:p>
          </table:table-cell>
          <table:table-cell table:style-name="ce117" office:value-type="string" calcext:value-type="string">
            <text:p>--</text:p>
          </table:table-cell>
          <table:table-cell table:style-name="ce153" table:formula="of:=IF (([.C25]*([.C29]/100)*([.C30]/100))*1000 &lt;&gt; 0; [.C54]/([.C25]*([.C29]/100)*([.C30]/100))*1000; &quot;N/A&quot;)" office:value-type="string" office:string-value="N/A" calcext:value-type="string">
            <text:p>N/A</text:p>
          </table:table-cell>
          <table:table-cell table:style-name="ce89" office:value-type="string" calcext:value-type="string">
            <text:p>Wh/km</text:p>
          </table:table-cell>
          <table:table-cell table:style-name="ce92" office:value-type="string" calcext:value-type="string" table:number-columns-spanned="1" table:number-rows-spanned="2">
            <text:p>Vehicle energy efficiency</text:p>
          </table:table-cell>
          <table:table-cell table:number-columns-repeated="1017"/>
        </table:table-row>
        <table:table-row table:style-name="ro3">
          <table:covered-table-cell table:style-name="ce89"/>
          <table:table-cell table:style-name="ce117" office:value-type="string" calcext:value-type="string">
            <text:p>--</text:p>
          </table:table-cell>
          <table:table-cell table:style-name="ce153" table:formula="of:=IF (([.C26]*([.C29]/100)*([.C30]/100))*1000 &lt;&gt; 0; [.C54]/([.C26]*([.C29]/100)*([.C30]/100))*1000; &quot;N/A&quot;)" office:value-type="string" office:string-value="N/A" calcext:value-type="string">
            <text:p>N/A</text:p>
          </table:table-cell>
          <table:table-cell table:style-name="ce89" office:value-type="string" calcext:value-type="string">
            <text:p>Wh/mi</text:p>
          </table:table-cell>
          <table:covered-table-cell table:style-name="ce89"/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5">
          <table:table-cell table:style-name="ce87" office:value-type="string" calcext:value-type="string" table:number-columns-spanned="5" table:number-rows-spanned="1">
            <text:p>Directions</text:p>
          </table:table-cell>
          <table:covered-table-cell table:number-columns-repeated="3" table:style-name="ce118"/>
          <table:covered-table-cell table:style-name="ce109"/>
          <table:table-cell table:number-columns-repeated="1017"/>
        </table:table-row>
        <table:table-row table:style-name="ro6">
          <table:table-cell table:style-name="ce100" office:value-type="string" calcext:value-type="string" table:number-columns-spanned="5" table:number-rows-spanned="1">
            <text:p>This worksheet assists with estimating vehicle mechanical and electrical power requirements. <text:s/>It can be used in several ways to calculate various parameters, which are described in more detail below.</text:p>
          </table:table-cell>
          <table:covered-table-cell table:number-columns-repeated="3" table:style-name="ce119"/>
          <table:covered-table-cell table:style-name="ce167"/>
          <table:table-cell table:number-columns-repeated="1017"/>
        </table:table-row>
        <table:table-row table:style-name="ro3">
          <table:table-cell table:style-name="ce101" table:number-columns-spanned="5" table:number-rows-spanned="1"/>
          <table:covered-table-cell table:number-columns-repeated="3" table:style-name="ce120"/>
          <table:covered-table-cell table:style-name="ce168"/>
          <table:table-cell table:number-columns-repeated="1017"/>
        </table:table-row>
        <table:table-row table:style-name="ro3">
          <table:table-cell table:style-name="ce102" office:value-type="string" calcext:value-type="string" table:number-columns-spanned="5" table:number-rows-spanned="1">
            <text:p>Enter Required Parameters</text:p>
          </table:table-cell>
          <table:covered-table-cell table:number-columns-repeated="3" table:style-name="ce120"/>
          <table:covered-table-cell table:style-name="ce168"/>
          <table:table-cell table:number-columns-repeated="1017"/>
        </table:table-row>
        <table:table-row table:style-name="ro3">
          <table:table-cell table:style-name="ce101" office:value-type="string" calcext:value-type="string" table:number-columns-spanned="5" table:number-rows-spanned="1">
            <text:p>1. Enter estimated electric vehicle weight in kg or lbs (the computed total is used from the <text:a xlink:href="#Vehicle Weight" xlink:type="simple">Vehicle Weight</text:a> spreadsheet if present).</text:p>
          </table:table-cell>
          <table:covered-table-cell table:number-columns-repeated="3" table:style-name="ce120"/>
          <table:covered-table-cell table:style-name="ce168"/>
          <table:table-cell table:number-columns-repeated="1017"/>
        </table:table-row>
        <table:table-row table:style-name="ro3">
          <table:table-cell table:style-name="ce101" office:value-type="string" calcext:value-type="string" table:number-columns-spanned="5" table:number-rows-spanned="1">
            <text:p>2. Optionally enter cargo weight if desired in kg or lbs.</text:p>
          </table:table-cell>
          <table:covered-table-cell table:number-columns-repeated="3" table:style-name="ce120"/>
          <table:covered-table-cell table:style-name="ce168"/>
          <table:table-cell table:number-columns-repeated="1017"/>
        </table:table-row>
        <table:table-row table:style-name="ro3">
          <table:table-cell table:style-name="ce101" office:value-type="string" calcext:value-type="string" table:number-columns-spanned="5" table:number-rows-spanned="1">
            <text:p>3. Enter Rolling Resistance coefficient (see <text:a xlink:href="#Rolling Resistance" xlink:type="simple">Rolling Resistance</text:a> worksheet for examples – 0.012 is a good average for normal car tires).</text:p>
          </table:table-cell>
          <table:covered-table-cell table:number-columns-repeated="3" table:style-name="ce120"/>
          <table:covered-table-cell table:style-name="ce168"/>
          <table:table-cell table:number-columns-repeated="1017"/>
        </table:table-row>
        <table:table-row table:style-name="ro3">
          <table:table-cell table:style-name="ce103" office:value-type="string" calcext:value-type="string" table:number-columns-spanned="5" table:number-rows-spanned="1">
            <text:p>4. Enter Wind Resistance coefficient.</text:p>
          </table:table-cell>
          <table:covered-table-cell table:style-name="ce121"/>
          <table:covered-table-cell table:style-name="ce155"/>
          <table:covered-table-cell table:style-name="ce121"/>
          <table:covered-table-cell table:style-name="ce170"/>
          <table:table-cell table:number-columns-repeated="1017"/>
        </table:table-row>
        <table:table-row table:style-name="ro3">
          <table:table-cell table:style-name="ce103" office:value-type="string" calcext:value-type="string" table:number-columns-spanned="5" table:number-rows-spanned="1">
            <text:p>5. Enter Front Cross Sectional Area of the front orthogonal projection in square meters or feet (computed value from <text:a xlink:href="#Wind Resistance" xlink:type="simple">Wind Resistance</text:a> worksheet is used if present).</text:p>
          </table:table-cell>
          <table:covered-table-cell table:style-name="ce121"/>
          <table:covered-table-cell table:style-name="ce155"/>
          <table:covered-table-cell table:style-name="ce121"/>
          <table:covered-table-cell table:style-name="ce170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6. Enter road incline amount if desired (0 is level, 100% is a 45 degree incline)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7. Enter target (final) velocity in meters per second, kilometers per hour, or miles per hour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table:number-columns-spanned="5" table:number-rows-spanned="1"/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5" office:value-type="string" calcext:value-type="string" table:number-columns-spanned="5" table:number-rows-spanned="1">
            <text:p>Enter optional Efficiency Parameters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1. Optionally enter Motor Efficiency in percent to calculate Controller Output Power required in kilowatts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2. Optionally enter Motor Efficiency and Controller Efficiency in percent to calculate Battery Output Power requires in kilowatts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table:number-columns-spanned="5" table:number-rows-spanned="1"/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5" office:value-type="string" calcext:value-type="string" table:number-columns-spanned="5" table:number-rows-spanned="1">
            <text:p>Enter a Solution Parameter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1. To solve for Total Motor Power enter target Acceleration in meters-per-second-squared, kilometers-per-hour-per-second, or miles-per-hour-per-second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2. OR to solve for Acceleration Potential enter mechanical Motor Output Power in kilowatts or horsepower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table:number-columns-spanned="5" table:number-rows-spanned="1"/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5" office:value-type="string" calcext:value-type="string" table:number-columns-spanned="5" table:number-rows-spanned="1">
            <text:p>Modifiable Constants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The modifiable constants are set to average values, but can be modified as desired to fit the tested scenario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table:number-columns-spanned="5" table:number-rows-spanned="1"/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5" office:value-type="string" calcext:value-type="string" table:number-columns-spanned="5" table:number-rows-spanned="1">
            <text:p>Computed Output Values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Rolling Resistance Power is the computed mechanical motor output power required to overcome Rolling Resistance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Wind Drag Power is the computed mechanical motor output power required to overcome Wind Resistance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Incline Power is the computed mechanical motor output power required to overcome the Road Incline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Acceleration Power is either the power needed to achieve Acceleration or the power available for acceleration (depending on Solution Parameters)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Total Motor Power is the computed mechanical power required (if Acceleration was supplied for the Solution Parameter)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Controller Output Power is the amount of electrical power required to achieve the Total Motor Power if Motor Efficiency was supplied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Battery Output Power is the amount of electrical power required to achieve the Total Motor Power if Motor Efficiency and Controller Efficiency were supplied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Acceleration Potential is the upper limit of acceleration potential available (if Motor Output Power was supplied for the Solution Parameter)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4" office:value-type="string" calcext:value-type="string" table:number-columns-spanned="5" table:number-rows-spanned="1">
            <text:p>Time Till Velocity Reached is the calculated amount of time required to reach Velocity from a standstill.</text:p>
          </table:table-cell>
          <table:covered-table-cell table:style-name="ce122"/>
          <table:covered-table-cell table:style-name="ce156"/>
          <table:covered-table-cell table:style-name="ce122"/>
          <table:covered-table-cell table:style-name="ce171"/>
          <table:table-cell table:number-columns-repeated="1017"/>
        </table:table-row>
        <table:table-row table:style-name="ro3">
          <table:table-cell table:style-name="ce106" office:value-type="string" calcext:value-type="string" table:number-columns-spanned="5" table:number-rows-spanned="1">
            <text:p>Drive Efficiency is the computed vehicle drive efficiency with the given parameters in watt-hours per kilometer or mile.</text:p>
          </table:table-cell>
          <table:covered-table-cell table:style-name="ce123"/>
          <table:covered-table-cell table:style-name="ce159"/>
          <table:covered-table-cell table:style-name="ce123"/>
          <table:covered-table-cell table:style-name="ce172"/>
          <table:table-cell table:number-columns-repeated="1017"/>
        </table:table-row>
        <table:table-row table:style-name="ro3" table:number-rows-repeated="104848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ehicle Weigh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ce169"/>
        <table:table-column table:style-name="co10" table:default-cell-style-name="Default"/>
        <table:table-column table:style-name="co11" table:default-cell-style-name="Default"/>
        <table:table-column table:style-name="co6" table:number-columns-repeated="1016" table:default-cell-style-name="Default"/>
        <table:table-row table:style-name="ro1">
          <table:table-cell table:style-name="ce129" office:value-type="string" calcext:value-type="string" table:number-columns-spanned="4" table:number-rows-spanned="1">
            <text:p>OpenEV Calculator</text:p>
          </table:table-cell>
          <table:covered-table-cell/>
          <table:covered-table-cell table:style-name="ce169"/>
          <table:covered-table-cell table:style-name="Default"/>
          <table:table-cell table:style-name="ce188" office:value-type="string" calcext:value-type="string">
            <text:p><text:a xlink:href="http://www.LetsGoElectric.org/" xlink:type="simple">www.LetsGoElectric.org</text:a>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 table:number-columns-spanned="5" table:number-rows-spanned="1">
            <text:p>Electric Vehicle Weight Worksheet</text:p>
          </table:table-cell>
          <table:covered-table-cell/>
          <table:covered-table-cell table:style-name="ce169"/>
          <table:covered-table-cell table:number-columns-repeated="2" table:style-name="Default"/>
          <table:table-cell table:number-columns-repeated="1018"/>
        </table:table-row>
        <table:table-row table:style-name="ro7">
          <table:table-cell table:style-name="ce132"/>
          <table:table-cell/>
          <table:table-cell table:style-name="ce169"/>
          <table:table-cell table:number-columns-repeated="1020"/>
        </table:table-row>
        <table:table-row table:style-name="ro3">
          <table:table-cell table:style-name="ce196" office:value-type="string" calcext:value-type="string" table:number-columns-spanned="7" table:number-rows-spanned="1">
            <text:p>This worksheet can be used for estimating final converted vehicle weight, by subtracting weight of ICE components and adding electric ones.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8">
          <table:table-cell table:style-name="ce197" office:value-type="string" calcext:value-type="string">
            <text:p>Component</text:p>
          </table:table-cell>
          <table:table-cell table:style-name="ce197" office:value-type="string" calcext:value-type="string">
            <text:p>Value (kg)</text:p>
          </table:table-cell>
          <table:table-cell table:style-name="ce197" office:value-type="string" calcext:value-type="string">
            <text:p>Value (lbs)</text:p>
          </table:table-cell>
          <table:table-cell table:style-name="ce205" office:value-type="string" calcext:value-type="string">
            <text:p>Calc (kg)</text:p>
          </table:table-cell>
          <table:table-cell table:style-name="ce205" office:value-type="string" calcext:value-type="string">
            <text:p>Calc (lbs)</text:p>
          </table:table-cell>
          <table:table-cell table:style-name="ce197" office:value-type="string" calcext:value-type="string">
            <text:p>Description</text:p>
          </table:table-cell>
          <table:table-cell table:style-name="ce197" office:value-type="string" calcext:value-type="string">
            <text:p>Notes</text:p>
          </table:table-cell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Stock Weight</text:p>
          </table:table-cell>
          <table:table-cell table:style-name="ce134" table:number-columns-repeated="2"/>
          <table:table-cell table:style-name="ce175" table:formula="of:=MAX([.B7]; [.C7]*0.453592)" office:value-type="float" office:value="0" calcext:value-type="float">
            <text:p>0.00</text:p>
          </table:table-cell>
          <table:table-cell table:style-name="ce175" table:formula="of:=MAX([.B7]*2.20462; [.C7])" office:value-type="float" office:value="0" calcext:value-type="float">
            <text:p>0.00</text:p>
          </table:table-cell>
          <table:table-cell table:style-name="ce134" office:value-type="string" calcext:value-type="string">
            <text:p>The base curb weight of the vehicle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95" table:number-columns-repeated="3"/>
          <table:table-cell table:style-name="ce206" table:number-columns-repeated="2"/>
          <table:table-cell table:style-name="ce195" table:number-columns-repeated="1018"/>
        </table:table-row>
        <table:table-row table:style-name="ro2">
          <table:table-cell table:style-name="ce133" office:value-type="string" calcext:value-type="string" table:number-columns-spanned="7" table:number-rows-spanned="1">
            <text:p>Subtract ICE Components</text:p>
          </table:table-cell>
          <table:covered-table-cell table:number-columns-repeated="2" table:style-name="ce201"/>
          <table:covered-table-cell table:number-columns-repeated="2" table:style-name="ce207"/>
          <table:covered-table-cell table:number-columns-repeated="2" table:style-name="ce201"/>
          <table:table-cell table:style-name="ce213" table:number-columns-repeated="1016"/>
        </table:table-row>
        <table:table-row table:style-name="ro3">
          <table:table-cell table:style-name="ce134" office:value-type="string" calcext:value-type="string">
            <text:p>Internal Combustion Engine</text:p>
          </table:table-cell>
          <table:table-cell table:style-name="ce134" table:number-columns-repeated="2"/>
          <table:table-cell table:style-name="ce175" table:formula="of:=MAX([.B10]; [.C10]*0.453592)" office:value-type="float" office:value="0" calcext:value-type="float">
            <text:p>0.00</text:p>
          </table:table-cell>
          <table:table-cell table:style-name="ce175" table:formula="of:=MAX([.B10]*2.20462; [.C10])" office:value-type="float" office:value="0" calcext:value-type="float">
            <text:p>0.00</text:p>
          </table:table-cell>
          <table:table-cell table:style-name="ce134" office:value-type="string" calcext:value-type="string">
            <text:p>Internal combustion engine weight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35" office:value-type="string" calcext:value-type="string">
            <text:p>Transmission</text:p>
          </table:table-cell>
          <table:table-cell table:style-name="ce135" table:number-columns-repeated="2"/>
          <table:table-cell table:style-name="ce176" table:formula="of:=MAX([.B11]; [.C11]*0.453592)" office:value-type="float" office:value="0" calcext:value-type="float">
            <text:p>0.00</text:p>
          </table:table-cell>
          <table:table-cell table:style-name="ce176" table:formula="of:=MAX([.B11]*2.20462; [.C11])" office:value-type="float" office:value="0" calcext:value-type="float">
            <text:p>0.00</text:p>
          </table:table-cell>
          <table:table-cell table:style-name="ce135" office:value-type="string" calcext:value-type="string">
            <text:p>Transmission (if being removed)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Gas tank</text:p>
          </table:table-cell>
          <table:table-cell table:style-name="ce134" table:number-columns-repeated="2"/>
          <table:table-cell table:style-name="ce175" table:formula="of:=MAX([.B12]; [.C12]*0.453592)" office:value-type="float" office:value="0" calcext:value-type="float">
            <text:p>0.00</text:p>
          </table:table-cell>
          <table:table-cell table:style-name="ce175" table:formula="of:=MAX([.B12]*2.20462; [.C12])" office:value-type="float" office:value="0" calcext:value-type="float">
            <text:p>0.00</text:p>
          </table:table-cell>
          <table:table-cell table:style-name="ce134" office:value-type="string" calcext:value-type="string">
            <text:p>Gas tank (without gas)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35" office:value-type="string" calcext:value-type="string">
            <text:p>Gas</text:p>
          </table:table-cell>
          <table:table-cell table:style-name="ce135" table:number-columns-repeated="2"/>
          <table:table-cell table:style-name="ce176" table:formula="of:=MAX([.B13]; [.C13]*0.453592)" office:value-type="float" office:value="0" calcext:value-type="float">
            <text:p>0.00</text:p>
          </table:table-cell>
          <table:table-cell table:style-name="ce176" table:formula="of:=MAX([.B13]*2.20462; [.C13])" office:value-type="float" office:value="0" calcext:value-type="float">
            <text:p>0.00</text:p>
          </table:table-cell>
          <table:table-cell table:style-name="ce135" office:value-type="string" calcext:value-type="string">
            <text:p>Weight of full gas capacity (if using curb weight)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Exhaust system</text:p>
          </table:table-cell>
          <table:table-cell table:style-name="ce134" table:number-columns-repeated="2"/>
          <table:table-cell table:style-name="ce175" table:formula="of:=MAX([.B14]; [.C14]*0.453592)" office:value-type="float" office:value="0" calcext:value-type="float">
            <text:p>0.00</text:p>
          </table:table-cell>
          <table:table-cell table:style-name="ce175" table:formula="of:=MAX([.B14]*2.20462; [.C14])" office:value-type="float" office:value="0" calcext:value-type="float">
            <text:p>0.00</text:p>
          </table:table-cell>
          <table:table-cell table:style-name="ce134" office:value-type="string" calcext:value-type="string">
            <text:p>Weight of exhaust system (pipes, muffler, etc)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35" office:value-type="string" calcext:value-type="string">
            <text:p>Radiator and coolant</text:p>
          </table:table-cell>
          <table:table-cell table:style-name="ce135" table:number-columns-repeated="2"/>
          <table:table-cell table:style-name="ce176" table:formula="of:=MAX([.B15]; [.C15]*0.453592)" office:value-type="float" office:value="0" calcext:value-type="float">
            <text:p>0.00</text:p>
          </table:table-cell>
          <table:table-cell table:style-name="ce176" table:formula="of:=MAX([.B15]*2.20462; [.C15])" office:value-type="float" office:value="0" calcext:value-type="float">
            <text:p>0.00</text:p>
          </table:table-cell>
          <table:table-cell table:style-name="ce135" office:value-type="string" calcext:value-type="string">
            <text:p>Radiator cooling system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Misc.</text:p>
          </table:table-cell>
          <table:table-cell table:style-name="ce134" table:number-columns-repeated="2"/>
          <table:table-cell table:style-name="ce175" table:formula="of:=MAX([.B16]; [.C16]*0.453592)" office:value-type="float" office:value="0" calcext:value-type="float">
            <text:p>0.00</text:p>
          </table:table-cell>
          <table:table-cell table:style-name="ce175" table:formula="of:=MAX([.B16]*2.20462; [.C16])" office:value-type="float" office:value="0" calcext:value-type="float">
            <text:p>0.00</text:p>
          </table:table-cell>
          <table:table-cell table:style-name="ce134" office:value-type="string" calcext:value-type="string">
            <text:p>Weight of miscellaneous items no longer needed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98" office:value-type="string" calcext:value-type="string">
            <text:p>Subtract Subtotal</text:p>
          </table:table-cell>
          <table:table-cell table:number-columns-repeated="2" table:style-name="ce202" office:value-type="string" calcext:value-type="string">
            <text:p>--</text:p>
          </table:table-cell>
          <table:table-cell table:style-name="ce176" table:formula="of:=SUM([.D10:.D16])" office:value-type="float" office:value="0" calcext:value-type="float">
            <text:p>0.00</text:p>
          </table:table-cell>
          <table:table-cell table:style-name="ce176" table:formula="of:=SUM([.E10:.E16])" office:value-type="float" office:value="0" calcext:value-type="float">
            <text:p>0.00</text:p>
          </table:table-cell>
          <table:table-cell table:style-name="ce135" office:value-type="string" calcext:value-type="string">
            <text:p>Sub total of weight to subtract from curb weight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95" table:number-columns-repeated="3"/>
          <table:table-cell table:style-name="ce206" table:number-columns-repeated="2"/>
          <table:table-cell table:style-name="ce195" table:number-columns-repeated="1018"/>
        </table:table-row>
        <table:table-row table:style-name="ro5">
          <table:table-cell table:style-name="ce133" office:value-type="string" calcext:value-type="string" table:number-columns-spanned="7" table:number-rows-spanned="1">
            <text:p>Add Electric Components</text:p>
          </table:table-cell>
          <table:covered-table-cell table:number-columns-repeated="2" table:style-name="ce157"/>
          <table:covered-table-cell table:number-columns-repeated="2" table:style-name="ce173"/>
          <table:covered-table-cell table:number-columns-repeated="2" table:style-name="ce157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Batteries</text:p>
          </table:table-cell>
          <table:table-cell table:style-name="ce134" table:number-columns-repeated="2"/>
          <table:table-cell table:style-name="ce175" table:formula="of:=MAX([.B20]; [.C20]*0.453592)" office:value-type="float" office:value="0" calcext:value-type="float">
            <text:p>0.00</text:p>
          </table:table-cell>
          <table:table-cell table:style-name="ce175" table:formula="of:=MAX([.B20]*2.20462; [.C20])" office:value-type="float" office:value="0" calcext:value-type="float">
            <text:p>0.00</text:p>
          </table:table-cell>
          <table:table-cell table:style-name="ce134" office:value-type="string" calcext:value-type="string">
            <text:p>Weight of battery bank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35" office:value-type="string" calcext:value-type="string">
            <text:p>Electric Motor(s)</text:p>
          </table:table-cell>
          <table:table-cell table:style-name="ce135" table:number-columns-repeated="2"/>
          <table:table-cell table:style-name="ce176" table:formula="of:=MAX([.B21]; [.C21]*0.453592)" office:value-type="float" office:value="0" calcext:value-type="float">
            <text:p>0.00</text:p>
          </table:table-cell>
          <table:table-cell table:style-name="ce176" table:formula="of:=MAX([.B21]*2.20462; [.C21])" office:value-type="float" office:value="0" calcext:value-type="float">
            <text:p>0.00</text:p>
          </table:table-cell>
          <table:table-cell table:style-name="ce135" office:value-type="string" calcext:value-type="string">
            <text:p>Weight of electric motor(s)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Transmission</text:p>
          </table:table-cell>
          <table:table-cell table:style-name="ce134" table:number-columns-repeated="2"/>
          <table:table-cell table:style-name="ce175" table:formula="of:=MAX([.B22]; [.C22]*0.453592)" office:value-type="float" office:value="0" calcext:value-type="float">
            <text:p>0.00</text:p>
          </table:table-cell>
          <table:table-cell table:style-name="ce175" table:formula="of:=MAX([.B22]*2.20462; [.C22])" office:value-type="float" office:value="0" calcext:value-type="float">
            <text:p>0.00</text:p>
          </table:table-cell>
          <table:table-cell table:style-name="ce134" office:value-type="string" calcext:value-type="string">
            <text:p>Transmission or gearbox (if one is being added)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35" office:value-type="string" calcext:value-type="string">
            <text:p>Motor Controller(s)</text:p>
          </table:table-cell>
          <table:table-cell table:style-name="ce135" table:number-columns-repeated="2"/>
          <table:table-cell table:style-name="ce176" table:formula="of:=MAX([.B23]; [.C23]*0.453592)" office:value-type="float" office:value="0" calcext:value-type="float">
            <text:p>0.00</text:p>
          </table:table-cell>
          <table:table-cell table:style-name="ce176" table:formula="of:=MAX([.B23]*2.20462; [.C23])" office:value-type="float" office:value="0" calcext:value-type="float">
            <text:p>0.00</text:p>
          </table:table-cell>
          <table:table-cell table:style-name="ce135" office:value-type="string" calcext:value-type="string">
            <text:p>Weight of motor controller(s)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Battery Cables</text:p>
          </table:table-cell>
          <table:table-cell table:style-name="ce134" table:number-columns-repeated="2"/>
          <table:table-cell table:style-name="ce175" table:formula="of:=MAX([.B24]; [.C24]*0.453592)" office:value-type="float" office:value="0" calcext:value-type="float">
            <text:p>0.00</text:p>
          </table:table-cell>
          <table:table-cell table:style-name="ce175" table:formula="of:=MAX([.B24]*2.20462; [.C24])" office:value-type="float" office:value="0" calcext:value-type="float">
            <text:p>0.00</text:p>
          </table:table-cell>
          <table:table-cell table:style-name="ce134" office:value-type="string" calcext:value-type="string">
            <text:p>Weight of cables and other wiring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35" office:value-type="string" calcext:value-type="string">
            <text:p>Battery Boxes</text:p>
          </table:table-cell>
          <table:table-cell table:style-name="ce135" table:number-columns-repeated="2"/>
          <table:table-cell table:style-name="ce176" table:formula="of:=MAX([.B25]; [.C25]*0.453592)" office:value-type="float" office:value="0" calcext:value-type="float">
            <text:p>0.00</text:p>
          </table:table-cell>
          <table:table-cell table:style-name="ce176" table:formula="of:=MAX([.B25]*2.20462; [.C25])" office:value-type="float" office:value="0" calcext:value-type="float">
            <text:p>0.00</text:p>
          </table:table-cell>
          <table:table-cell table:style-name="ce135" office:value-type="string" calcext:value-type="string">
            <text:p>Weight of battery storage compartments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style-name="ce134" office:value-type="string" calcext:value-type="string">
            <text:p>Misc.</text:p>
          </table:table-cell>
          <table:table-cell table:style-name="ce134" table:number-columns-repeated="2"/>
          <table:table-cell table:style-name="ce175" table:formula="of:=MAX([.B26]; [.C26]*0.453592)" office:value-type="float" office:value="0" calcext:value-type="float">
            <text:p>0.00</text:p>
          </table:table-cell>
          <table:table-cell table:style-name="ce175" table:formula="of:=MAX([.B26]*2.20462; [.C26])" office:value-type="float" office:value="0" calcext:value-type="float">
            <text:p>0.00</text:p>
          </table:table-cell>
          <table:table-cell table:style-name="ce134" office:value-type="string" calcext:value-type="string">
            <text:p>Miscellaneous weight added as part of conversion.</text:p>
          </table:table-cell>
          <table:table-cell table:style-name="ce134"/>
          <table:table-cell table:style-name="ce195" table:number-columns-repeated="1016"/>
        </table:table-row>
        <table:table-row table:style-name="ro3">
          <table:table-cell table:style-name="ce198" office:value-type="string" calcext:value-type="string">
            <text:p>Add Subtotal</text:p>
          </table:table-cell>
          <table:table-cell table:number-columns-repeated="2" table:style-name="ce202" office:value-type="string" calcext:value-type="string">
            <text:p>--</text:p>
          </table:table-cell>
          <table:table-cell table:style-name="ce176" table:formula="of:=SUM([.D20:.D26])" office:value-type="float" office:value="0" calcext:value-type="float">
            <text:p>0.00</text:p>
          </table:table-cell>
          <table:table-cell table:style-name="ce176" table:formula="of:=SUM([.E20:.E26])" office:value-type="float" office:value="0" calcext:value-type="float">
            <text:p>0.00</text:p>
          </table:table-cell>
          <table:table-cell table:style-name="ce135" office:value-type="string" calcext:value-type="string">
            <text:p>Sub total of weight to add to curb weight.</text:p>
          </table:table-cell>
          <table:table-cell table:style-name="ce135"/>
          <table:table-cell table:style-name="ce195" table:number-columns-repeated="1016"/>
        </table:table-row>
        <table:table-row table:style-name="ro3">
          <table:table-cell table:number-columns-repeated="1023"/>
        </table:table-row>
        <table:table-row table:style-name="ro5">
          <table:table-cell table:style-name="ce199" office:value-type="string" calcext:value-type="string">
            <text:p>Total Weight</text:p>
          </table:table-cell>
          <table:table-cell table:number-columns-repeated="2" table:style-name="ce203" office:value-type="string" calcext:value-type="string">
            <text:p>--</text:p>
          </table:table-cell>
          <table:table-cell table:style-name="ce208" table:formula="of:=[.D7]-[.D17]+[.D27]" office:value-type="float" office:value="0" calcext:value-type="float">
            <text:p>0.00</text:p>
          </table:table-cell>
          <table:table-cell table:style-name="ce208" table:formula="of:=[.E7]-[.E17]+[.E27]" office:value-type="float" office:value="0" calcext:value-type="float">
            <text:p>0.00</text:p>
          </table:table-cell>
          <table:table-cell table:style-name="ce134" office:value-type="string" calcext:value-type="string">
            <text:p>Total estimated weight of vehicle</text:p>
          </table:table-cell>
          <table:table-cell table:style-name="ce134"/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5">
          <table:table-cell table:style-name="ce133" office:value-type="string" calcext:value-type="string" table:number-columns-spanned="7" table:number-rows-spanned="1">
            <text:p>Directions</text:p>
          </table:table-cell>
          <table:covered-table-cell table:number-columns-repeated="3" table:style-name="ce163"/>
          <table:covered-table-cell table:number-columns-repeated="3" table:style-name="ce154"/>
          <table:table-cell table:number-columns-repeated="1016"/>
        </table:table-row>
        <table:table-row table:style-name="ro3">
          <table:table-cell table:style-name="ce146" office:value-type="string" calcext:value-type="string" table:number-columns-spanned="7" table:number-rows-spanned="1">
            <text:p>This worksheet helps with estimating final electric converted vehicle weight.</text:p>
          </table:table-cell>
          <table:covered-table-cell table:number-columns-repeated="3" table:style-name="ce164"/>
          <table:covered-table-cell table:number-columns-repeated="2" table:style-name="ce209"/>
          <table:covered-table-cell table:style-name="ce190"/>
          <table:table-cell table:number-columns-repeated="1016"/>
        </table:table-row>
        <table:table-row table:style-name="ro3">
          <table:table-cell table:style-name="ce147" table:number-columns-spanned="7" table:number-rows-spanned="1"/>
          <table:covered-table-cell table:number-columns-repeated="3" table:style-name="ce165"/>
          <table:covered-table-cell table:number-columns-repeated="2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47" office:value-type="string" calcext:value-type="string" table:number-columns-spanned="7" table:number-rows-spanned="1">
            <text:p>1. Enter curb weight in kg or lbs.</text:p>
          </table:table-cell>
          <table:covered-table-cell table:number-columns-repeated="3" table:style-name="ce165"/>
          <table:covered-table-cell table:number-columns-repeated="2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47" office:value-type="string" calcext:value-type="string" table:number-columns-spanned="7" table:number-rows-spanned="1">
            <text:p>2. Enter weights for ICE components which will be removed in kg or lbs.</text:p>
          </table:table-cell>
          <table:covered-table-cell table:number-columns-repeated="3" table:style-name="ce165"/>
          <table:covered-table-cell table:number-columns-repeated="2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47" office:value-type="string" calcext:value-type="string" table:number-columns-spanned="7" table:number-rows-spanned="1">
            <text:p>3. Enter weights for electric components which will be added in kg or lbs.</text:p>
          </table:table-cell>
          <table:covered-table-cell table:number-columns-repeated="3" table:style-name="ce165"/>
          <table:covered-table-cell table:number-columns-repeated="2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200" office:value-type="string" calcext:value-type="string" table:number-columns-spanned="7" table:number-rows-spanned="1">
            <text:p>4. Estimated Total Weight is shown in kg and lbs.</text:p>
          </table:table-cell>
          <table:covered-table-cell table:number-columns-repeated="3" table:style-name="ce204"/>
          <table:covered-table-cell table:number-columns-repeated="2" table:style-name="ce211"/>
          <table:covered-table-cell table:style-name="ce212"/>
          <table:table-cell table:number-columns-repeated="1016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olling Resistance" table:style-name="ta1">
        <table:table-column table:style-name="co12" table:default-cell-style-name="ce216"/>
        <table:table-column table:style-name="co12" table:default-cell-style-name="ce220"/>
        <table:table-column table:style-name="co13" table:default-cell-style-name="ce224"/>
        <table:table-column table:style-name="co6" table:number-columns-repeated="2" table:default-cell-style-name="Default"/>
        <table:table-row table:style-name="ro1">
          <table:table-cell table:style-name="ce129" office:value-type="string" calcext:value-type="string" table:number-columns-spanned="4" table:number-rows-spanned="1">
            <text:p>OpenEV Calculator</text:p>
          </table:table-cell>
          <table:covered-table-cell table:style-name="Default"/>
          <table:covered-table-cell table:style-name="ce169"/>
          <table:covered-table-cell/>
          <table:table-cell table:style-name="ce188" office:value-type="string" calcext:value-type="string">
            <text:p><text:a xlink:href="http://www.LetsGoElectric.org/" xlink:type="simple">www.LetsGoElectric.org</text:a></text:p>
          </table:table-cell>
        </table:table-row>
        <table:table-row table:style-name="ro2">
          <table:table-cell table:style-name="ce130" office:value-type="string" calcext:value-type="string" table:number-columns-spanned="5" table:number-rows-spanned="1">
            <text:p>Rolling Resistance Coefficient Examples</text:p>
          </table:table-cell>
          <table:covered-table-cell table:style-name="Default"/>
          <table:covered-table-cell table:style-name="ce169"/>
          <table:covered-table-cell table:number-columns-repeated="2"/>
        </table:table-row>
        <table:table-row table:style-name="ro9">
          <table:table-cell table:style-name="ce21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15" office:value-type="string" calcext:value-type="string">
            <text:p>Min Value</text:p>
          </table:table-cell>
          <table:table-cell table:style-name="ce219" office:value-type="string" calcext:value-type="string">
            <text:p>Max Value</text:p>
          </table:table-cell>
          <table:table-cell table:style-name="ce223" office:value-type="string" calcext:value-type="string">
            <text:p>Description</text:p>
          </table:table-cell>
          <table:table-cell table:number-columns-repeated="2"/>
        </table:table-row>
        <table:table-row table:style-name="ro3"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ailroad steel wheel on steel rail</text:p>
          </table:table-cell>
          <table:table-cell table:number-columns-repeated="2"/>
        </table:table-row>
        <table:table-row table:style-name="ro3">
          <table:table-cell table:style-name="ce217" office:value-type="float" office:value="0.0019" calcext:value-type="float">
            <text:p>0.0019</text:p>
          </table:table-cell>
          <table:table-cell table:style-name="ce221" office:value-type="float" office:value="0.0065" calcext:value-type="float">
            <text:p>0.0065</text:p>
          </table:table-cell>
          <table:table-cell table:style-name="ce225" office:value-type="string" calcext:value-type="string">
            <text:p>Mine car cast iron wheels on steel rail</text:p>
          </table:table-cell>
          <table:table-cell table:number-columns-repeated="2"/>
        </table:table-row>
        <table:table-row table:style-name="ro3">
          <table:table-cell office:value-type="float" office:value="0.0022" calcext:value-type="float">
            <text:p>0.0022</text:p>
          </table:table-cell>
          <table:table-cell office:value-type="float" office:value="0.005" calcext:value-type="float">
            <text:p>0.0050</text:p>
          </table:table-cell>
          <table:table-cell office:value-type="string" calcext:value-type="string">
            <text:p>Bicycle tires at 120 psi and 50 km/h (31 mph)</text:p>
          </table:table-cell>
          <table:table-cell table:number-columns-repeated="2"/>
        </table:table-row>
        <table:table-row table:style-name="ro3">
          <table:table-cell table:style-name="ce217" office:value-type="float" office:value="0.0025" calcext:value-type="float">
            <text:p>0.0025</text:p>
          </table:table-cell>
          <table:table-cell table:style-name="ce221"/>
          <table:table-cell table:style-name="ce225" office:value-type="string" calcext:value-type="string">
            <text:p>Special Michelin solar car tires</text:p>
          </table:table-cell>
          <table:table-cell table:number-columns-repeated="2"/>
        </table:table-row>
        <table:table-row table:style-name="ro3"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Dirty tram rails with straights and curves</text:p>
          </table:table-cell>
          <table:table-cell table:number-columns-repeated="2"/>
        </table:table-row>
        <table:table-row table:style-name="ro3">
          <table:table-cell table:style-name="ce217" office:value-type="float" office:value="0.0045" calcext:value-type="float">
            <text:p>0.0045</text:p>
          </table:table-cell>
          <table:table-cell table:style-name="ce221" office:value-type="float" office:value="0.008" calcext:value-type="float">
            <text:p>0.0080</text:p>
          </table:table-cell>
          <table:table-cell table:style-name="ce225" office:value-type="string" calcext:value-type="string">
            <text:p>Semi truck tires</text:p>
          </table:table-cell>
          <table:table-cell table:number-columns-repeated="2"/>
        </table:table-row>
        <table:table-row table:style-name="ro3">
          <table:table-cell office:value-type="float" office:value="0.0055" calcext:value-type="float">
            <text:p>0.0055</text:p>
          </table:table-cell>
          <table:table-cell/>
          <table:table-cell office:value-type="string" calcext:value-type="string">
            <text:p>Typical BMX tires used for solar cars</text:p>
          </table:table-cell>
          <table:table-cell table:number-columns-repeated="2"/>
        </table:table-row>
        <table:table-row table:style-name="ro3">
          <table:table-cell table:style-name="ce217" office:value-type="float" office:value="0.0062" calcext:value-type="float">
            <text:p>0.0062</text:p>
          </table:table-cell>
          <table:table-cell table:style-name="ce221" office:value-type="float" office:value="0.015" calcext:value-type="float">
            <text:p>0.0150</text:p>
          </table:table-cell>
          <table:table-cell table:style-name="ce225" office:value-type="string" calcext:value-type="string">
            <text:p>Car tire measurements</text:p>
          </table:table-cell>
          <table:table-cell table:number-columns-repeated="2"/>
        </table:table-row>
        <table:table-row table:style-name="ro3">
          <table:table-cell office:value-type="float" office:value="0.01" calcext:value-type="float">
            <text:p>0.0100</text:p>
          </table:table-cell>
          <table:table-cell office:value-type="float" office:value="0.015" calcext:value-type="float">
            <text:p>0.0150</text:p>
          </table:table-cell>
          <table:table-cell office:value-type="string" calcext:value-type="string">
            <text:p>Ordinary car tires on concrete</text:p>
          </table:table-cell>
          <table:table-cell table:number-columns-repeated="2"/>
        </table:table-row>
        <table:table-row table:style-name="ro3">
          <table:table-cell table:style-name="ce217" office:value-type="float" office:value="0.0385" calcext:value-type="float">
            <text:p>0.0385</text:p>
          </table:table-cell>
          <table:table-cell table:style-name="ce221" office:value-type="float" office:value="0.073" calcext:value-type="float">
            <text:p>0.0730</text:p>
          </table:table-cell>
          <table:table-cell table:style-name="ce225" office:value-type="string" calcext:value-type="string">
            <text:p>Stage coach on dirt road. <text:s/>Soft snow for worst case.</text:p>
          </table:table-cell>
          <table:table-cell table:number-columns-repeated="2"/>
        </table:table-row>
        <table:table-row table:style-name="ro3">
          <table:table-cell table:style-name="ce218" office:value-type="float" office:value="0.3" calcext:value-type="float">
            <text:p>0.3000</text:p>
          </table:table-cell>
          <table:table-cell table:style-name="ce222"/>
          <table:table-cell table:style-name="ce226" office:value-type="string" calcext:value-type="string">
            <text:p>Ordinary car tires on sand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 office:value-type="string" calcext:value-type="string">
            <text:p>Taken from <text:a xlink:href="https://en.wikipedia.org/wiki/Rolling_resistance#Rolling_resistance_coefficient_examples" xlink:type="simple">https://en.wikipedia.org/wiki/Rolling_resistance#Rolling_resistance_coefficient_examples</text:a></text:p>
          </table:table-cell>
          <table:table-cell table:style-name="Default" table:number-columns-repeated="2"/>
          <table:table-cell table:number-columns-repeated="2"/>
        </table:table-row>
      </table:table>
      <table:table table:name="Wind Resistance" table:style-name="ta1">
        <table:table-column table:style-name="co14" table:default-cell-style-name="Default"/>
        <table:table-column table:style-name="co6" table:default-cell-style-name="Default"/>
        <table:table-column table:style-name="co6" table:default-cell-style-name="ce169"/>
        <table:table-column table:style-name="co6" table:default-cell-style-name="Default"/>
        <table:table-column table:style-name="co15" table:default-cell-style-name="Default"/>
        <table:table-row table:style-name="ro1">
          <table:table-cell table:style-name="ce129" office:value-type="string" calcext:value-type="string" table:number-columns-spanned="4" table:number-rows-spanned="1">
            <text:p>OpenEV Calculator</text:p>
          </table:table-cell>
          <table:covered-table-cell table:number-columns-repeated="3"/>
          <table:table-cell table:style-name="ce188" office:value-type="string" calcext:value-type="string">
            <text:p><text:a xlink:href="http://www.LetsGoElectric.org/" xlink:type="simple">www.LetsGoElectric.org</text:a></text:p>
          </table:table-cell>
        </table:table-row>
        <table:table-row table:style-name="ro2">
          <table:table-cell table:style-name="ce130" office:value-type="string" calcext:value-type="string" table:number-columns-spanned="5" table:number-rows-spanned="1">
            <text:p>Wind Resistance Worksheet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5">
          <table:table-cell table:style-name="ce133" office:value-type="string" calcext:value-type="string" table:number-columns-spanned="5" table:number-rows-spanned="1">
            <text:p>Vehicle Cross Sectional Area</text:p>
          </table:table-cell>
          <table:covered-table-cell table:style-name="ce157"/>
          <table:covered-table-cell table:style-name="ce173"/>
          <table:covered-table-cell table:number-columns-repeated="2" table:style-name="ce157"/>
        </table:table-row>
        <table:table-row table:style-name="ro3">
          <table:table-cell table:style-name="ce227" office:value-type="string" calcext:value-type="string">
            <text:p>Parameter</text:p>
          </table:table-cell>
          <table:table-cell table:style-name="ce136" office:value-type="string" calcext:value-type="string">
            <text:p>Value</text:p>
          </table:table-cell>
          <table:table-cell table:style-name="ce174" office:value-type="string" calcext:value-type="string">
            <text:p>Calculated</text:p>
          </table:table-cell>
          <table:table-cell table:style-name="ce136" office:value-type="string" calcext:value-type="string">
            <text:p>Units</text:p>
          </table:table-cell>
          <table:table-cell table:style-name="ce136" office:value-type="string" calcext:value-type="string">
            <text:p>Description</text:p>
          </table:table-cell>
        </table:table-row>
        <table:table-row table:style-name="ro3">
          <table:table-cell table:style-name="ce137" office:value-type="string" calcext:value-type="string" table:number-columns-spanned="1" table:number-rows-spanned="2">
            <text:p>Vehicle Width</text:p>
          </table:table-cell>
          <table:table-cell table:style-name="ce134"/>
          <table:table-cell table:style-name="ce175" table:formula="of:=MAX([.B6]; [.B7]*2.54)" office:value-type="float" office:value="0" calcext:value-type="float">
            <text:p>0.00</text:p>
          </table:table-cell>
          <table:table-cell table:style-name="ce134" office:value-type="string" calcext:value-type="string">
            <text:p>cm</text:p>
          </table:table-cell>
          <table:table-cell table:style-name="ce137" office:value-type="string" calcext:value-type="string" table:number-columns-spanned="1" table:number-rows-spanned="2">
            <text:p>Width of orthogonal projection of vehicle to oncoming wind</text:p>
          </table:table-cell>
        </table:table-row>
        <table:table-row table:style-name="ro3">
          <table:covered-table-cell table:style-name="ce134"/>
          <table:table-cell table:style-name="ce134"/>
          <table:table-cell table:style-name="ce175" table:formula="of:=MAX([.B6]/2.54; [.B7])" office:value-type="float" office:value="0" calcext:value-type="float">
            <text:p>0.00</text:p>
          </table:table-cell>
          <table:table-cell table:style-name="ce134" office:value-type="string" calcext:value-type="string">
            <text:p>in</text:p>
          </table:table-cell>
          <table:covered-table-cell table:style-name="ce134"/>
        </table:table-row>
        <table:table-row table:style-name="ro3">
          <table:table-cell table:style-name="ce138" office:value-type="string" calcext:value-type="string" table:number-columns-spanned="1" table:number-rows-spanned="2">
            <text:p>Vehicle Height</text:p>
          </table:table-cell>
          <table:table-cell table:style-name="ce135"/>
          <table:table-cell table:style-name="ce176" table:formula="of:=MAX([.B8]; [.B9]*2.54)" office:value-type="float" office:value="0" calcext:value-type="float">
            <text:p>0.00</text:p>
          </table:table-cell>
          <table:table-cell table:style-name="ce135" office:value-type="string" calcext:value-type="string">
            <text:p>cm</text:p>
          </table:table-cell>
          <table:table-cell table:style-name="ce138" office:value-type="string" calcext:value-type="string" table:number-columns-spanned="1" table:number-rows-spanned="2">
            <text:p>Height of orthogonal projection of vehicle to oncoming wind</text:p>
          </table:table-cell>
        </table:table-row>
        <table:table-row table:style-name="ro3">
          <table:covered-table-cell table:style-name="ce135"/>
          <table:table-cell table:style-name="ce135"/>
          <table:table-cell table:style-name="ce176" table:formula="of:=MAX([.B8]/2.54; [.B9])" office:value-type="float" office:value="0" calcext:value-type="float">
            <text:p>0.00</text:p>
          </table:table-cell>
          <table:table-cell table:style-name="ce135" office:value-type="string" calcext:value-type="string">
            <text:p>in</text:p>
          </table:table-cell>
          <table:covered-table-cell table:style-name="ce135"/>
        </table:table-row>
        <table:table-row table:style-name="ro3">
          <table:table-cell table:style-name="ce134" office:value-type="string" calcext:value-type="string">
            <text:p>Profile Percent</text:p>
          </table:table-cell>
          <table:table-cell table:style-name="ce134" office:value-type="float" office:value="100" calcext:value-type="float">
            <text:p>100</text:p>
          </table:table-cell>
          <table:table-cell table:style-name="ce175" table:formula="of:=[.B10]" office:value-type="float" office:value="100" calcext:value-type="float">
            <text:p>100.00</text:p>
          </table:table-cell>
          <table:table-cell table:style-name="ce134" office:value-type="string" calcext:value-type="string">
            <text:p>percent</text:p>
          </table:table-cell>
          <table:table-cell table:style-name="ce134" office:value-type="string" calcext:value-type="string">
            <text:p>Percentage of square area of orthogonal projected vehicle profile.</text:p>
          </table:table-cell>
        </table:table-row>
        <table:table-row table:style-name="ro3">
          <table:table-cell table:number-columns-repeated="5"/>
        </table:table-row>
        <table:table-row table:style-name="ro5">
          <table:table-cell table:style-name="ce133" office:value-type="string" calcext:value-type="string" table:number-columns-spanned="5" table:number-rows-spanned="1">
            <text:p>Calculated Area</text:p>
          </table:table-cell>
          <table:covered-table-cell table:style-name="ce154"/>
          <table:covered-table-cell table:style-name="ce163"/>
          <table:covered-table-cell table:number-columns-repeated="2" table:style-name="ce154"/>
        </table:table-row>
        <table:table-row table:style-name="ro3">
          <table:table-cell table:style-name="ce137" office:value-type="string" calcext:value-type="string" table:number-columns-spanned="1" table:number-rows-spanned="2">
            <text:p>Area</text:p>
          </table:table-cell>
          <table:table-cell table:style-name="ce158" office:value-type="string" calcext:value-type="string">
            <text:p>--</text:p>
          </table:table-cell>
          <table:table-cell table:style-name="ce175" table:formula="of:=[.C6]*[.C8]*([.C10]/100)/10000" office:value-type="float" office:value="0" calcext:value-type="float">
            <text:p>0.00</text:p>
          </table:table-cell>
          <table:table-cell table:style-name="ce134" office:value-type="string" calcext:value-type="string">
            <text:p>m^2</text:p>
          </table:table-cell>
          <table:table-cell table:style-name="ce137" office:value-type="string" calcext:value-type="string" table:number-columns-spanned="1" table:number-rows-spanned="2">
            <text:p>Square area of vehicle to oncoming wind</text:p>
          </table:table-cell>
        </table:table-row>
        <table:table-row table:style-name="ro3">
          <table:covered-table-cell table:style-name="ce134"/>
          <table:table-cell table:style-name="ce158" office:value-type="string" calcext:value-type="string">
            <text:p>--</text:p>
          </table:table-cell>
          <table:table-cell table:style-name="ce175" table:formula="of:=[.C7]*[.C9]*([.C10]/100)/144" office:value-type="float" office:value="0" calcext:value-type="float">
            <text:p>0.00</text:p>
          </table:table-cell>
          <table:table-cell table:style-name="ce134" office:value-type="string" calcext:value-type="string">
            <text:p>ft^2</text:p>
          </table:table-cell>
          <table:covered-table-cell table:style-name="ce134"/>
        </table:table-row>
        <table:table-row table:style-name="ro3">
          <table:table-cell table:number-columns-repeated="5"/>
        </table:table-row>
        <table:table-row table:style-name="ro5">
          <table:table-cell table:style-name="ce133" office:value-type="string" calcext:value-type="string" table:number-columns-spanned="5" table:number-rows-spanned="1">
            <text:p>Directions</text:p>
          </table:table-cell>
          <table:covered-table-cell table:number-columns-repeated="3" table:style-name="ce163"/>
          <table:covered-table-cell table:style-name="ce154"/>
        </table:table-row>
        <table:table-row table:style-name="ro3">
          <table:table-cell table:style-name="ce146" office:value-type="string" calcext:value-type="string" table:number-columns-spanned="5" table:number-rows-spanned="1">
            <text:p>This worksheet assists with wind resistance calculations.</text:p>
          </table:table-cell>
          <table:covered-table-cell table:number-columns-repeated="3" table:style-name="ce164"/>
          <table:covered-table-cell table:style-name="ce190"/>
        </table:table-row>
        <table:table-row table:style-name="ro3">
          <table:table-cell table:style-name="ce147" table:number-columns-spanned="5" table:number-rows-spanned="1"/>
          <table:covered-table-cell table:number-columns-repeated="3" table:style-name="ce165"/>
          <table:covered-table-cell table:style-name="ce191"/>
        </table:table-row>
        <table:table-row table:style-name="ro3">
          <table:table-cell table:style-name="ce147" office:value-type="string" calcext:value-type="string" table:number-columns-spanned="5" table:number-rows-spanned="1">
            <text:p>1. Enter vehicle width and height in centimeters or inches.</text:p>
          </table:table-cell>
          <table:covered-table-cell table:number-columns-repeated="3" table:style-name="ce165"/>
          <table:covered-table-cell table:style-name="ce191"/>
        </table:table-row>
        <table:table-row table:style-name="ro3">
          <table:table-cell table:style-name="ce147" office:value-type="string" calcext:value-type="string" table:number-columns-spanned="5" table:number-rows-spanned="1">
            <text:p>2. Enter percentage of actual profile area from square (if significantly not square – 100% means total square area).</text:p>
          </table:table-cell>
          <table:covered-table-cell table:number-columns-repeated="3" table:style-name="ce165"/>
          <table:covered-table-cell table:style-name="ce191"/>
        </table:table-row>
        <table:table-row table:style-name="ro3">
          <table:table-cell table:style-name="ce200" office:value-type="string" calcext:value-type="string" table:number-columns-spanned="5" table:number-rows-spanned="1">
            <text:p>3. Area is calculated in meters squared and feet squared.</text:p>
          </table:table-cell>
          <table:covered-table-cell table:number-columns-repeated="3" table:style-name="ce204"/>
          <table:covered-table-cell table:style-name="ce212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See <text:a xlink:href="https://en.wikipedia.org/wiki/Automobile_drag_coefficient" xlink:type="simple">https://en.wikipedia.org/wiki/Automobile_drag_coefficient</text:a> for automobile drag coefficient example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196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>
          <table:table-cell table:number-columns-repeated="2"/>
          <table:table-cell table:style-name="ce228" table:number-columns-spanned="3" table:number-rows-spanned="1"/>
          <table:covered-table-cell table:number-columns-repeated="2"/>
        </table:table-row>
        <table:table-row table:style-name="ro3" table:number-rows-repeated="104851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peed and Torque" table:style-name="ta1">
        <table:table-column table:style-name="co6" table:default-cell-style-name="Default"/>
        <table:table-column table:style-name="co6" table:number-columns-repeated="3" table:default-cell-style-name="ce169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6" table:number-columns-repeated="1016" table:default-cell-style-name="Default"/>
        <table:table-row table:style-name="ro1">
          <table:table-cell table:style-name="ce129" office:value-type="string" calcext:value-type="string" table:number-columns-spanned="4" table:number-rows-spanned="1">
            <text:p>OpenEV Calculator</text:p>
          </table:table-cell>
          <table:covered-table-cell table:number-columns-repeated="3"/>
          <table:table-cell table:style-name="ce237" office:value-type="string" calcext:value-type="string" table:number-columns-spanned="4" table:number-rows-spanned="1">
            <text:p><text:a xlink:href="http://www.LetsGoElectric.org/" xlink:type="simple">www.LetsGoElectric.org</text:a></text:p>
          </table:table-cell>
          <table:covered-table-cell table:number-columns-repeated="2" table:style-name="ce237"/>
          <table:covered-table-cell/>
          <table:table-cell table:number-columns-repeated="1016"/>
        </table:table-row>
        <table:table-row table:style-name="ro2">
          <table:table-cell table:style-name="ce130" office:value-type="string" calcext:value-type="string" table:number-columns-spanned="5" table:number-rows-spanned="1">
            <text:p>Speed and Torque Worksheet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133" office:value-type="string" calcext:value-type="string" table:number-columns-spanned="8" table:number-rows-spanned="1">
            <text:p>General Parameters</text:p>
          </table:table-cell>
          <table:covered-table-cell table:number-columns-repeated="3" table:style-name="ce173"/>
          <table:covered-table-cell table:number-columns-repeated="3" table:style-name="ce157"/>
          <table:covered-table-cell/>
          <table:table-cell table:number-columns-repeated="1016"/>
        </table:table-row>
        <table:table-row table:style-name="ro3">
          <table:table-cell table:style-name="ce229" office:value-type="string" calcext:value-type="string">
            <text:p>Parameter</text:p>
          </table:table-cell>
          <table:table-cell table:style-name="ce174" office:value-type="string" calcext:value-type="string">
            <text:p>Value</text:p>
          </table:table-cell>
          <table:table-cell table:style-name="ce174" office:value-type="string" calcext:value-type="string">
            <text:p>Calculated</text:p>
          </table:table-cell>
          <table:table-cell table:style-name="ce174" office:value-type="string" calcext:value-type="string">
            <text:p>Units</text:p>
          </table:table-cell>
          <table:table-cell table:style-name="ce238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238"/>
          <table:covered-table-cell table:style-name="ce240"/>
          <table:table-cell table:number-columns-repeated="1016"/>
        </table:table-row>
        <table:table-row table:style-name="ro3">
          <table:table-cell table:style-name="ce140" office:value-type="string" calcext:value-type="string">
            <text:p>Motor Speed</text:p>
          </table:table-cell>
          <table:table-cell table:style-name="ce231"/>
          <table:table-cell table:style-name="ce231" table:formula="of:=[.B6]" office:value-type="float" office:value="0" calcext:value-type="float">
            <text:p>0</text:p>
          </table:table-cell>
          <table:table-cell table:style-name="ce175" office:value-type="string" calcext:value-type="string">
            <text:p>r/min</text:p>
          </table:table-cell>
          <table:table-cell table:style-name="ce137" office:value-type="string" calcext:value-type="string" table:number-columns-spanned="4" table:number-rows-spanned="1">
            <text:p>Motor speed in rotations per minute</text:p>
          </table:table-cell>
          <table:covered-table-cell table:number-columns-repeated="2" table:style-name="ce137"/>
          <table:covered-table-cell table:style-name="ce166"/>
          <table:table-cell table:number-columns-repeated="1016"/>
        </table:table-row>
        <table:table-row table:style-name="ro3">
          <table:table-cell table:style-name="ce138" office:value-type="string" calcext:value-type="string" table:number-columns-spanned="1" table:number-rows-spanned="2">
            <text:p>Motor Torque</text:p>
          </table:table-cell>
          <table:table-cell table:style-name="ce176"/>
          <table:table-cell table:style-name="ce176" table:formula="of:=MAX([.B7]; [.B8]*1.35581795)" office:value-type="float" office:value="0" calcext:value-type="float">
            <text:p>0.00</text:p>
          </table:table-cell>
          <table:table-cell table:style-name="ce176" office:value-type="string" calcext:value-type="string">
            <text:p>Nm</text:p>
          </table:table-cell>
          <table:table-cell table:style-name="ce138" office:value-type="string" calcext:value-type="string" table:number-columns-spanned="4" table:number-rows-spanned="2">
            <text:p>Motor torque</text:p>
          </table:table-cell>
          <table:covered-table-cell table:number-columns-repeated="2" table:style-name="ce138"/>
          <table:covered-table-cell/>
          <table:table-cell table:number-columns-repeated="1016"/>
        </table:table-row>
        <table:table-row table:style-name="ro3">
          <table:covered-table-cell table:style-name="ce139"/>
          <table:table-cell table:style-name="ce176"/>
          <table:table-cell table:style-name="ce176" table:formula="of:=MAX([.B7]*0.737562148369551; [.B8])" office:value-type="float" office:value="0" calcext:value-type="float">
            <text:p>0.00</text:p>
          </table:table-cell>
          <table:table-cell table:style-name="ce176" office:value-type="string" calcext:value-type="string">
            <text:p>lb ft</text:p>
          </table:table-cell>
          <table:covered-table-cell table:number-columns-repeated="3" table:style-name="ce135"/>
          <table:covered-table-cell/>
          <table:table-cell table:number-columns-repeated="1016"/>
        </table:table-row>
        <table:table-row table:style-name="ro3">
          <table:table-cell table:style-name="ce140" office:value-type="string" calcext:value-type="string">
            <text:p>Differential</text:p>
          </table:table-cell>
          <table:table-cell table:style-name="ce232"/>
          <table:table-cell table:style-name="ce232" table:formula="of:=[.B9]" office:value-type="float" office:value="0" calcext:value-type="float">
            <text:p>0.000</text:p>
          </table:table-cell>
          <table:table-cell table:style-name="ce175" office:value-type="string" calcext:value-type="string">
            <text:p>ratio</text:p>
          </table:table-cell>
          <table:table-cell table:style-name="ce137" office:value-type="string" calcext:value-type="string" table:number-columns-spanned="4" table:number-rows-spanned="1">
            <text:p>Differential gear ratio</text:p>
          </table:table-cell>
          <table:covered-table-cell table:number-columns-repeated="2" table:style-name="ce137"/>
          <table:covered-table-cell/>
          <table:table-cell table:number-columns-repeated="1016"/>
        </table:table-row>
        <table:table-row table:style-name="ro3">
          <table:table-cell table:style-name="ce139" office:value-type="string" calcext:value-type="string">
            <text:p>Drive Wheels</text:p>
          </table:table-cell>
          <table:table-cell table:style-name="ce233" office:value-type="float" office:value="2" calcext:value-type="float">
            <text:p>2</text:p>
          </table:table-cell>
          <table:table-cell table:style-name="ce233" table:formula="of:=[.B10]" office:value-type="float" office:value="2" calcext:value-type="float">
            <text:p>2</text:p>
          </table:table-cell>
          <table:table-cell table:style-name="ce176" office:value-type="string" calcext:value-type="string">
            <text:p>count</text:p>
          </table:table-cell>
          <table:table-cell table:style-name="ce138" office:value-type="string" calcext:value-type="string" table:number-columns-spanned="4" table:number-rows-spanned="1">
            <text:p>Number of wheels driven by motor (2wd, 4wd, etc)</text:p>
          </table:table-cell>
          <table:covered-table-cell table:number-columns-repeated="2" table:style-name="ce135"/>
          <table:covered-table-cell table:style-name="ce241"/>
          <table:table-cell table:number-columns-repeated="1016"/>
        </table:table-row>
        <table:table-row table:style-name="ro3">
          <table:table-cell table:style-name="ce137" office:value-type="string" calcext:value-type="string" table:number-columns-spanned="1" table:number-rows-spanned="2">
            <text:p>Tire Diameter</text:p>
          </table:table-cell>
          <table:table-cell table:style-name="ce175"/>
          <table:table-cell table:style-name="ce175" table:formula="of:=MAX([.B11]; [.B12]*2.54)" office:value-type="float" office:value="0" calcext:value-type="float">
            <text:p>0.00</text:p>
          </table:table-cell>
          <table:table-cell table:style-name="ce175" office:value-type="string" calcext:value-type="string">
            <text:p>cm</text:p>
          </table:table-cell>
          <table:table-cell table:style-name="ce137" office:value-type="string" calcext:value-type="string" table:number-columns-spanned="4" table:number-rows-spanned="2">
            <text:p>Tire diameter (optional)</text:p>
          </table:table-cell>
          <table:covered-table-cell table:number-columns-repeated="2" table:style-name="ce138"/>
          <table:covered-table-cell/>
          <table:table-cell table:number-columns-repeated="1016"/>
        </table:table-row>
        <table:table-row table:style-name="ro3">
          <table:covered-table-cell table:style-name="ce140"/>
          <table:table-cell table:style-name="ce175"/>
          <table:table-cell table:style-name="ce175" table:formula="of:=MAX([.B11]/2.54; [.B12])" office:value-type="float" office:value="0" calcext:value-type="float">
            <text:p>0.00</text:p>
          </table:table-cell>
          <table:table-cell table:style-name="ce175" office:value-type="string" calcext:value-type="string">
            <text:p>in</text:p>
          </table:table-cell>
          <table:covered-table-cell table:style-name="ce134"/>
          <table:covered-table-cell table:number-columns-repeated="2" table:style-name="ce135"/>
          <table:covered-table-cell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5">
          <table:table-cell table:style-name="ce133" office:value-type="string" calcext:value-type="string" table:number-columns-spanned="5" table:number-rows-spanned="1">
            <text:p>Transmission To Wheel Output</text:p>
          </table:table-cell>
          <table:covered-table-cell table:number-columns-repeated="3" table:style-name="ce173"/>
          <table:covered-table-cell table:style-name="ce157"/>
          <table:table-cell table:style-name="ce157" table:number-columns-repeated="3"/>
          <table:table-cell table:number-columns-repeated="1016"/>
        </table:table-row>
        <table:table-row table:style-name="ro3">
          <table:table-cell table:style-name="ce230" office:value-type="string" calcext:value-type="string">
            <text:p>Gear</text:p>
          </table:table-cell>
          <table:table-cell table:style-name="ce234" office:value-type="string" calcext:value-type="string">
            <text:p>Ratio</text:p>
          </table:table-cell>
          <table:table-cell table:style-name="ce234" office:value-type="string" calcext:value-type="string">
            <text:p>RPMs</text:p>
          </table:table-cell>
          <table:table-cell table:style-name="ce234" office:value-type="string" calcext:value-type="string">
            <text:p>Torque Nm</text:p>
          </table:table-cell>
          <table:table-cell table:style-name="ce227" office:value-type="string" calcext:value-type="string">
            <text:p>Torque lb ft</text:p>
          </table:table-cell>
          <table:table-cell table:style-name="ce136" office:value-type="string" calcext:value-type="string">
            <text:p>Speed km/h</text:p>
          </table:table-cell>
          <table:table-cell table:style-name="ce136" office:value-type="string" calcext:value-type="string">
            <text:p>Speed mi/h</text:p>
          </table:table-cell>
          <table:table-cell table:style-name="ce242"/>
          <table:table-cell table:style-name="ce244" table:number-columns-repeated="1016"/>
        </table:table-row>
        <table:table-row table:style-name="ro10">
          <table:table-cell table:style-name="ce134" office:value-type="string" calcext:value-type="string">
            <text:p>1<text:span text:style-name="T1">st</text:span> Gear</text:p>
          </table:table-cell>
          <table:table-cell table:style-name="ce232"/>
          <table:table-cell table:style-name="ce231" table:formula="of:=IF([.$C$9]*[.B16]; [.$C$6]/([.$C$9]*[.B16]); 0)" office:value-type="float" office:value="0" calcext:value-type="float">
            <text:p>0</text:p>
          </table:table-cell>
          <table:table-cell table:style-name="ce231" table:formula="of:=[.$C$7]*[.$C$9]*[.B16]/[.$C$10]" office:value-type="float" office:value="0" calcext:value-type="float">
            <text:p>0</text:p>
          </table:table-cell>
          <table:table-cell table:style-name="ce231" table:formula="of:=[.$C$8]*[.$C$9]*[.B16]/[.$C$10]" office:value-type="float" office:value="0" calcext:value-type="float">
            <text:p>0</text:p>
          </table:table-cell>
          <table:table-cell table:style-name="ce231" table:formula="of:=[.C16]*60*([.$C$11]*PI()/100000)" office:value-type="float" office:value="0" calcext:value-type="float">
            <text:p>0</text:p>
          </table:table-cell>
          <table:table-cell table:style-name="ce231" table:formula="of:=[.F16]*0.621371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0">
          <table:table-cell table:style-name="ce135" office:value-type="string" calcext:value-type="string">
            <text:p>2<text:span text:style-name="T1">nd</text:span> Gear</text:p>
          </table:table-cell>
          <table:table-cell table:style-name="ce235"/>
          <table:table-cell table:style-name="ce233" table:formula="of:=IF([.$C$9]*[.B17]; [.$C$6]/([.$C$9]*[.B17]); 0)" office:value-type="float" office:value="0" calcext:value-type="float">
            <text:p>0</text:p>
          </table:table-cell>
          <table:table-cell table:style-name="ce233" table:formula="of:=[.$C$7]*[.$C$9]*[.B17]/[.$C$10]" office:value-type="float" office:value="0" calcext:value-type="float">
            <text:p>0</text:p>
          </table:table-cell>
          <table:table-cell table:style-name="ce233" table:formula="of:=[.$C$8]*[.$C$9]*[.B17]/[.$C$10]" office:value-type="float" office:value="0" calcext:value-type="float">
            <text:p>0</text:p>
          </table:table-cell>
          <table:table-cell table:style-name="ce233" table:formula="of:=[.C17]*60*([.$C$11]*PI()/100000)" office:value-type="float" office:value="0" calcext:value-type="float">
            <text:p>0</text:p>
          </table:table-cell>
          <table:table-cell table:style-name="ce233" table:formula="of:=[.F17]*0.621371" office:value-type="float" office:value="0" calcext:value-type="float">
            <text:p>0</text:p>
          </table:table-cell>
          <table:table-cell table:style-name="ce135"/>
          <table:table-cell table:number-columns-repeated="1016"/>
        </table:table-row>
        <table:table-row table:style-name="ro10">
          <table:table-cell table:style-name="ce134" office:value-type="string" calcext:value-type="string">
            <text:p>3<text:span text:style-name="T1">rd</text:span> Gear</text:p>
          </table:table-cell>
          <table:table-cell table:style-name="ce232"/>
          <table:table-cell table:style-name="ce231" table:formula="of:=IF([.$C$9]*[.B18]; [.$C$6]/([.$C$9]*[.B18]); 0)" office:value-type="float" office:value="0" calcext:value-type="float">
            <text:p>0</text:p>
          </table:table-cell>
          <table:table-cell table:style-name="ce231" table:formula="of:=[.$C$7]*[.$C$9]*[.B18]/[.$C$10]" office:value-type="float" office:value="0" calcext:value-type="float">
            <text:p>0</text:p>
          </table:table-cell>
          <table:table-cell table:style-name="ce231" table:formula="of:=[.$C$8]*[.$C$9]*[.B18]/[.$C$10]" office:value-type="float" office:value="0" calcext:value-type="float">
            <text:p>0</text:p>
          </table:table-cell>
          <table:table-cell table:style-name="ce231" table:formula="of:=[.C18]*60*([.$C$11]*PI()/100000)" office:value-type="float" office:value="0" calcext:value-type="float">
            <text:p>0</text:p>
          </table:table-cell>
          <table:table-cell table:style-name="ce231" table:formula="of:=[.F18]*0.621371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10">
          <table:table-cell table:style-name="ce135" office:value-type="string" calcext:value-type="string">
            <text:p>4<text:span text:style-name="T1">th</text:span> Gear</text:p>
          </table:table-cell>
          <table:table-cell table:style-name="ce235"/>
          <table:table-cell table:style-name="ce233" table:formula="of:=IF([.$C$9]*[.B19]; [.$C$6]/([.$C$9]*[.B19]); 0)" office:value-type="float" office:value="0" calcext:value-type="float">
            <text:p>0</text:p>
          </table:table-cell>
          <table:table-cell table:style-name="ce233" table:formula="of:=[.$C$7]*[.$C$9]*[.B19]/[.$C$10]" office:value-type="float" office:value="0" calcext:value-type="float">
            <text:p>0</text:p>
          </table:table-cell>
          <table:table-cell table:style-name="ce233" table:formula="of:=[.$C$8]*[.$C$9]*[.B19]/[.$C$10]" office:value-type="float" office:value="0" calcext:value-type="float">
            <text:p>0</text:p>
          </table:table-cell>
          <table:table-cell table:style-name="ce233" table:formula="of:=[.C19]*60*([.$C$11]*PI()/100000)" office:value-type="float" office:value="0" calcext:value-type="float">
            <text:p>0</text:p>
          </table:table-cell>
          <table:table-cell table:style-name="ce233" table:formula="of:=[.F19]*0.621371" office:value-type="float" office:value="0" calcext:value-type="float">
            <text:p>0</text:p>
          </table:table-cell>
          <table:table-cell table:style-name="ce135"/>
          <table:table-cell table:number-columns-repeated="1016"/>
        </table:table-row>
        <table:table-row table:style-name="ro11">
          <table:table-cell table:style-name="ce134" office:value-type="string" calcext:value-type="string">
            <text:p>5<text:span text:style-name="T1">th</text:span> Gear</text:p>
          </table:table-cell>
          <table:table-cell table:style-name="ce232"/>
          <table:table-cell table:style-name="ce231" table:formula="of:=IF([.$C$9]*[.B20]; [.$C$6]/([.$C$9]*[.B20]); 0)" office:value-type="float" office:value="0" calcext:value-type="float">
            <text:p>0</text:p>
          </table:table-cell>
          <table:table-cell table:style-name="ce231" table:formula="of:=[.$C$7]*[.$C$9]*[.B20]/[.$C$10]" office:value-type="float" office:value="0" calcext:value-type="float">
            <text:p>0</text:p>
          </table:table-cell>
          <table:table-cell table:style-name="ce231" table:formula="of:=[.$C$8]*[.$C$9]*[.B20]/[.$C$10]" office:value-type="float" office:value="0" calcext:value-type="float">
            <text:p>0</text:p>
          </table:table-cell>
          <table:table-cell table:style-name="ce231" table:formula="of:=[.C20]*60*([.$C$11]*PI()/100000)" office:value-type="float" office:value="0" calcext:value-type="float">
            <text:p>0</text:p>
          </table:table-cell>
          <table:table-cell table:style-name="ce231" table:formula="of:=[.F20]*0.621371" office:value-type="float" office:value="0" calcext:value-type="float">
            <text:p>0</text:p>
          </table:table-cell>
          <table:table-cell table:style-name="ce134"/>
          <table:table-cell table:number-columns-repeated="1016"/>
        </table:table-row>
        <table:table-row table:style-name="ro3">
          <table:table-cell table:style-name="ce135" office:value-type="string" calcext:value-type="string">
            <text:p>Reverse</text:p>
          </table:table-cell>
          <table:table-cell table:style-name="ce235"/>
          <table:table-cell table:style-name="ce233" table:formula="of:=IF([.$C$9]*[.B21]; [.$C$6]/([.$C$9]*[.B21]); 0)" office:value-type="float" office:value="0" calcext:value-type="float">
            <text:p>0</text:p>
          </table:table-cell>
          <table:table-cell table:style-name="ce233" table:formula="of:=[.$C$7]*[.$C$9]*[.B21]/[.$C$10]" office:value-type="float" office:value="0" calcext:value-type="float">
            <text:p>0</text:p>
          </table:table-cell>
          <table:table-cell table:style-name="ce233" table:formula="of:=[.$C$8]*[.$C$9]*[.B21]/[.$C$10]" office:value-type="float" office:value="0" calcext:value-type="float">
            <text:p>0</text:p>
          </table:table-cell>
          <table:table-cell table:style-name="ce233" table:formula="of:=[.C21]*60*([.$C$11]*PI()/100000)" office:value-type="float" office:value="0" calcext:value-type="float">
            <text:p>0</text:p>
          </table:table-cell>
          <table:table-cell table:style-name="ce233" table:formula="of:=[.F21]*0.621371" office:value-type="float" office:value="0" calcext:value-type="float">
            <text:p>0</text:p>
          </table:table-cell>
          <table:table-cell table:style-name="ce13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5">
          <table:table-cell table:style-name="ce133" office:value-type="string" calcext:value-type="string" table:number-columns-spanned="8" table:number-rows-spanned="1">
            <text:p>Directions</text:p>
          </table:table-cell>
          <table:covered-table-cell table:number-columns-repeated="3" table:style-name="ce163"/>
          <table:covered-table-cell table:number-columns-repeated="4" table:style-name="ce154"/>
          <table:table-cell table:number-columns-repeated="1016"/>
        </table:table-row>
        <table:table-row table:style-name="ro6">
          <table:table-cell table:style-name="ce146" office:value-type="string" calcext:value-type="string" table:number-columns-spanned="8" table:number-rows-spanned="1">
            <text:p>This worksheet can be used to calculate wheel speed and torque given motor output, transmission and differential gear ratios.</text:p>
          </table:table-cell>
          <table:covered-table-cell table:number-columns-repeated="3" table:style-name="ce164"/>
          <table:covered-table-cell table:number-columns-repeated="3" table:style-name="ce209"/>
          <table:covered-table-cell table:style-name="ce190"/>
          <table:table-cell table:number-columns-repeated="1016"/>
        </table:table-row>
        <table:table-row table:style-name="ro3">
          <table:table-cell table:style-name="ce147" table:number-columns-spanned="8" table:number-rows-spanned="1"/>
          <table:covered-table-cell table:number-columns-repeated="3" table:style-name="ce165"/>
          <table:covered-table-cell table:number-columns-repeated="3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47" office:value-type="string" calcext:value-type="string" table:number-columns-spanned="8" table:number-rows-spanned="1">
            <text:p>1. Enter values for Motor Speed (in r/min) and/or Motor Torque (in Nm or lb ft).</text:p>
          </table:table-cell>
          <table:covered-table-cell table:number-columns-repeated="3" table:style-name="ce165"/>
          <table:covered-table-cell table:number-columns-repeated="3" table:style-name="ce210"/>
          <table:covered-table-cell table:style-name="ce191"/>
          <table:table-cell table:number-columns-repeated="1016"/>
        </table:table-row>
        <table:table-row table:style-name="ro6">
          <table:table-cell table:style-name="ce147" office:value-type="string" calcext:value-type="string" table:number-columns-spanned="8" table:number-rows-spanned="1">
            <text:p>2. Enter differential gear ratio in the form: input rotations / output rotations (example: if input rotates 4 times for every 1 output rotation, 4.0 would be used).</text:p>
          </table:table-cell>
          <table:covered-table-cell table:number-columns-repeated="3" table:style-name="ce165"/>
          <table:covered-table-cell table:number-columns-repeated="3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47" office:value-type="string" calcext:value-type="string" table:number-columns-spanned="8" table:number-rows-spanned="1">
            <text:p>3. Enter number of wheels driven by motor (defaults to 2).</text:p>
          </table:table-cell>
          <table:covered-table-cell table:number-columns-repeated="3" table:style-name="ce165"/>
          <table:covered-table-cell table:number-columns-repeated="3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47" office:value-type="string" calcext:value-type="string" table:number-columns-spanned="8" table:number-rows-spanned="1">
            <text:p>4. Optionally enter tire diameter to calculate vehicle speeds.</text:p>
          </table:table-cell>
          <table:covered-table-cell table:number-columns-repeated="3" table:style-name="ce165"/>
          <table:covered-table-cell table:number-columns-repeated="3" table:style-name="ce210"/>
          <table:covered-table-cell table:style-name="ce191"/>
          <table:table-cell table:number-columns-repeated="1016"/>
        </table:table-row>
        <table:table-row table:style-name="ro3">
          <table:table-cell table:style-name="ce150" office:value-type="string" calcext:value-type="string" table:number-columns-spanned="8" table:number-rows-spanned="1">
            <text:p>5. Enter gear ratios for one or more transmission gears (in the same form as differential ratio).</text:p>
          </table:table-cell>
          <table:covered-table-cell table:number-columns-repeated="3" table:style-name="ce184"/>
          <table:covered-table-cell table:number-columns-repeated="3" table:style-name="ce166"/>
          <table:covered-table-cell table:style-name="ce192"/>
          <table:table-cell table:number-columns-repeated="1016"/>
        </table:table-row>
        <table:table-row table:style-name="ro3">
          <table:table-cell table:style-name="ce152" office:value-type="string" calcext:value-type="string" table:number-columns-spanned="8" table:number-rows-spanned="1">
            <text:p>6. Outputs show wheel RPM, torque, and vehicle speeds for each gear.</text:p>
          </table:table-cell>
          <table:covered-table-cell table:number-columns-repeated="3" table:style-name="ce236"/>
          <table:covered-table-cell table:number-columns-repeated="3" table:style-name="ce239"/>
          <table:covered-table-cell table:style-name="ce243"/>
          <table:table-cell table:number-columns-repeated="1016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1:50:23.580823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ment Green</meta:initial-creator>
    <meta:creation-date>2016-09-10T18:08:11.997935124</meta:creation-date>
    <dc:date>2016-11-01T21:53:52.115433847</dc:date>
    <dc:creator>Element Green</dc:creator>
    <meta:editing-duration>P3DT55M47S</meta:editing-duration>
    <meta:editing-cycles>70</meta:editing-cycles>
    <meta:generator>LibreOffice/5.2.2.2$Linux_X86_64 LibreOffice_project/20m0$Build-2</meta:generator>
    <meta:document-statistic meta:table-count="5" meta:cell-count="468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